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ntium Plus" svg:font-family="'Gentium Plus'"/>
    <style:font-face style:name="Times New Roman" svg:font-family="'Times New Roman'" style:font-family-generic="roman"/>
    <style:font-face style:name="Yu Mincho" svg:font-family="'Yu Mincho'"/>
  </office:font-face-decls>
  <office:automatic-styles>
    <style:style style:name="Table2" style:family="table">
      <style:table-properties style:width="12cm" table:align="margins"/>
    </style:style>
    <style:style style:name="Table2.A" style:family="table-column">
      <style:table-column-properties style:column-width="0.79cm" style:rel-column-width="4320*"/>
    </style:style>
    <style:style style:name="Table2.B" style:family="table-column">
      <style:table-column-properties style:column-width="0.82cm" style:rel-column-width="4484*"/>
    </style:style>
    <style:style style:name="Table2.C" style:family="table-column">
      <style:table-column-properties style:column-width="10.388cm" style:rel-column-width="56731*"/>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1" style:family="text">
      <style:text-properties officeooo:rsid="00785a7f"/>
    </style:style>
    <style:style style:name="T2" style:family="text">
      <style:text-properties officeooo:rsid="00793500"/>
    </style:style>
    <style:style style:name="Sect1"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ytaty</text:p>
      <text:p text:style-name="Standard">Excellence is an art won by training and habituation: we do not act rightly because we have virtue or excellence, but we rather have these because we have acted rightly; “these virtues are formed in man by his doing the actions”; we are what we repeatedly do. Excellence, then, is not an act but a habit: “the good of man is a working of the soul in the way of excellence in a complete life; …for as it is not one swallow or one fine day that makes a spring, so it is not one day or a short time that makes a man blessed and happy.” [W. Durant, The story of philosophy: the lives and opinions of the greater philosophers, 1962, p. 74.]</text:p>
      <text:p text:style-name="Standard">For too long, second language teaching has been dominated by an emphasis on communication, but accurate communication depends largely on an extensive knowledge of vocabulary. [K.S. Folse, Myths about teaching and learning second language vocabulary: what recent research says, 2004, p. 10.]</text:p>
      <text:p text:style-name="Standard">[…] no language is justly studied merely as an aid to other purposes. It will in fact better serve other purposes, philological or historical, when it is studied for love, for itself. [J.R.R. Tolkien, English and Welsh, [w:] The monsters and the critics, and other essays, ed. C. Tolkien, 1997, p. 189.]</text:p>
      <text:p text:style-name="Standard">Success in language learning is determined by a simple equation: invested time + interestedness = result. [K. Lómb, Polyglot: how I learn languages, 2008, p. 173.]</text:p>
      <text:p text:style-name="Standard">jak nauczyć się języka obcego?</text:p>
      <text:p text:style-name="Standard"/>
      <text:p text:style-name="Standard">inne rzeczy</text:p>
      <text:p text:style-name="Standard">wysypisko starych rzeczy</text:p>
      <text:p text:style-name="Standard">apostrof i cudzysłów definicyjny</text:p>
      <text:p text:style-name="Standard">Apostrof (◌ʼ◌, w Unikodzie: U+02BC) to pojedynczy znak, który jest częścią wyrazu.</text:p>
      <text:p text:style-name="Standard">W lipcu ʼ81 OʼBrien wyrzucił Jimmyʼego z collegeʼu za newageʼowe poglądy.¹</text:p>
      <text:p text:style-name="Standard">I shouldnʼtʼve been talkinʼ to yʼallʼs friendsʼ parents.</text:p>
      <text:p text:style-name="Standard"><text:soft-page-break/>Cudzysłów definicyjny (‘◌’, w Unikodzie: U+2018 i U+2019) to właściwie para znaków — cudzysłów otwierający i cudzysłów zamykający — które obejmują tekst, podobnie jak para nawiasów. Jest często używany do podawania znaczeń wyrazów i zwrotów w obcym języku.</text:p>
      <text:p text:style-name="Standard">Przymiotniki happy ‘szczęśliwy’ i sad ‘smutny’ to para antonimów.</text:p>
      <text:p text:style-name="Standard">Angielski zwrot to kick the bucket — dosł. ‘kopnąć w wiadro’ — znaczy ‘kopnąć w kalendarz, umrzeć’.</text:p>
      <text:p text:style-name="Standard">I nie robi na mnie wrażenia stanowisko konsorcjum Unicode, które zaleca używanie zamykającego cudzysłowu U+2019 w funkcji apostrofu.²</text:p>
      <text:p text:style-name="Standard">¹ Por.: A. Wolański, Edycja tekstów. Praktyczny poradnik, 2008, s. 63–64.</text:p>
      <text:p text:style-name="Standard">² Zob.: https://tedclancy.wordpress.com/2015/06/03/which-unicode-character-should-represent-the-english-apostrophe-and-why-the-unicode-committee-is-very-wrong/</text:p>
      <text:p text:style-name="Standard">Przysłowia i powiedzenia</text:p>
      <text:p text:style-name="Standard">(I) С. Ибатов, Пословицы и поговорки мариского народа, 1953. (K) Свод марийского фольклора. Пословицы и поговорки, сост. А.Е. Китиков, 2004.</text:p>
      <text:p text:style-name="Standard">(I2) Кӧ ок ыште, тудо ок коч. ‘Kto nie pracuje, ten nie je.’</text:p>
      <text:p text:style-name="Standard">кӧ…, тудо… ‘kto…, ten…’; кӧ ‘kto?’, тудо ‘tamto; tamten; on, ona’.</text:p>
      <text:p text:style-name="Standard">ок ыште ‘nie robi’, przecząca forma 3. os. lp. od ышташ, ем ‘robić’.</text:p>
      <text:p text:style-name="Standard">ок коч ‘nie je’, przecząca forma 3. os. lp. od кочкаш, ам ‘jeść’.</text:p>
      <text:p text:style-name="Standard">(I15) Колхозышто тыйын да мыйын огыл, чыла мемнан. ‘W kołchozie nie ma twojego ani mojego, wszystko jest nasze.’</text:p>
      <text:p text:style-name="Standard">колхозышто ‘w kołchozie’, iness. od колхоз ‘kołchoz’.</text:p>
      <text:p text:style-name="Standard">тыйын ‘twój’, dop. zaimka тый ‘ty’.</text:p>
      <text:p text:style-name="Standard">да ‘i’.</text:p>
      <text:p text:style-name="Standard">мыйын ‘mój’, dop. zaimka мый ‘ja’.</text:p>
      <text:p text:style-name="Standard">огыл ‘nie jest’, przecząca forma 3. os. lp. od улаш, ам ‘być’.</text:p>
      <text:p text:style-name="Standard">чыла ‘wszystko’.</text:p>
      <text:p text:style-name="Standard">мемнан ‘nasz’, dop. zaimka ме ‘my’.</text:p>
      <text:p text:style-name="Standard">(I21) Лӱддымым тӱня йӧрата. ‘Świat kocha nieustraszonych.’</text:p>
      <text:p text:style-name="Standard"><text:soft-page-break/>лӱддымым bier. od лӱддымӧ ‘nieustraszony, odważny’, im. przym. przeczący od лӱдаш, ам ‘bać się’.</text:p>
      <text:p text:style-name="Standard">тӱня ‘świat’.</text:p>
      <text:p text:style-name="Standard">йӧрата 3. os. lp. od йӧраташ, ем ‘kochać’.</text:p>
      <text:p text:style-name="Standard">(I37) Кугыжа мӱндырнӧ, да кидше кужу. ‘Car daleko, ale ręce ma długie.’</text:p>
      <text:p text:style-name="Standard">кугыжа ‘car, cesarz; władca’.</text:p>
      <text:p text:style-name="Standard">мӱндырнӧ ‘daleko’, od мӱндыр ‘daleki, odległy’.</text:p>
      <text:p text:style-name="Standard">да ‘i, a; ale’.</text:p>
      <text:p text:style-name="Standard">кидше ‘jego ręce’, 3. os. lp. od кид ‘ręka’.</text:p>
      <text:p text:style-name="Standard">кужу ‘długi’.</text:p>
      <text:p text:style-name="Standard">(I57) Шыжым колят поян. ‘Jesienią i mysz jest bogata.’</text:p>
      <text:p text:style-name="Standard">шыжым ‘jesienią’, bier. od шыже ‘jesień’.</text:p>
      <text:p text:style-name="Standard">колят ‘i mysz’, od коля ‘mysz’ i partykuły ат ‘i, także’.</text:p>
      <text:p text:style-name="Standard">поян ‘bogaty’.</text:p>
      <text:p text:style-name="Standard">(I113) Налаш куштылго, пуаш неле. ‘Brać jest łatwo, dawać jest ciężko.’</text:p>
      <text:p text:style-name="Standard">налаш, ам ‘brać’. куштылго ‘lekki, łatwy’.</text:p>
      <text:p text:style-name="Standard">пуаш, эм ‘dawać’. неле ‘ciężki, trudny’.</text:p>
      <text:p text:style-name="Standard">(I334) Шым гана висе, ик гана пӱч. ‘Siedem razy odmierz, jeden raz utnij.’</text:p>
      <text:p text:style-name="Standard">шым ‘siedem’. гана ‘raz’.</text:p>
      <text:p text:style-name="Standard">висе ‘zmierz’, 2. os. lp. trybu rozkazującego od висаш, ем ‘mierzyć, ważyć’.</text:p>
      <text:p text:style-name="Standard">ик ‘jeden’.</text:p>
      <text:p text:style-name="Standard">пӱч ‘tnij’, 2. os. lp. trybu rozkazującego od пӱчкаш, ам ‘ciąć, kroić’.</text:p>
      <text:p text:style-name="Standard">(I379) Пу пулан эҥерта, айдеме — айдемылан. ‘Drzewo opiera się o drzewo, człowiek o człowieka.’</text:p>
      <text:p text:style-name="Standard">пу ‘drewno; drzewo’. пулан cel. od пу.</text:p>
      <text:p text:style-name="Standard">эҥерта ‘opiera się’, 3. os. lp. od эҥерташ, ем ‘opierać się; polegać’; rządzi celownikiem.</text:p>
      <text:p text:style-name="Standard">айдеме ‘człowiek’. айдемылан cel. od айдеме.</text:p>
      <text:p text:style-name="Standard">(I661) Каласет — ший, от каласе — шӧртньӧ. ‘Mówisz — srebro, nie mówisz — złoto.’</text:p>
      <text:p text:style-name="Standard">каласет ‘mówisz’, 2. os. lp. od каласаш, ем ‘mówić, powiedzieć’.</text:p>
      <text:p text:style-name="Standard"><text:soft-page-break/>ший ‘srebro’.</text:p>
      <text:p text:style-name="Standard">от каласе ‘nie mówisz’, przecząca forma 2. os. lp. od каласаш, ем.</text:p>
      <text:p text:style-name="Standard">шӧртньӧ ‘złoto’.</text:p>
      <text:p text:style-name="Standard">(I663) Осал йылме пикш гае. ‘Zły język jest jak strzała.’</text:p>
      <text:p text:style-name="Standard">осал ‘zły, podły’. йылме ‘język’. пикш ‘strzała’.</text:p>
      <text:p text:style-name="Standard">гае ‘jak, jak gdyby, niczym’; dłuższy wariant częstszego гай.</text:p>
      <text:p text:style-name="Standard">(I839) Кол вуй гыч шӱеш. ‘Ryba psuje się od głowy.’</text:p>
      <text:p text:style-name="Standard">кол ‘ryba’.</text:p>
      <text:p text:style-name="Standard">вуй гыч ‘od głowy’, od вуй ‘głowa’ i poimka гыч ‘od, z’.</text:p>
      <text:p text:style-name="Standard">шӱеш ‘gnije’, 3. os. lp. od шӱяш, ям ‘gnić, psuć się; ropieć’.</text:p>
      <text:p text:style-name="Standard">(K354) Йылме — калык чон. ‘Język to dusza narodu.’</text:p>
      <text:p text:style-name="Standard">йылме ‘język’. калык ‘naród’. чон ‘dusza’.</text:p>
      <text:p text:style-name="Standard">(K873) Май тылзе — йӧратымаш тылзе. ‘Maj to miesiąc miłości.’</text:p>
      <text:p text:style-name="Standard">май ‘maj’. тылзе ‘miesiąc’. йӧратымаш ‘miłość’.</text:p>
      <text:p text:style-name="Standard">(K899) Марий йӱла — кум йӱла. ‘Maryjska wiara to trzy wiary [1: Pogaństwo, chrześcijaństwo, islam.].’</text:p>
      <text:p text:style-name="Standard">марий ‘Maryjczyk’. йӱла ‘zwyczaj; wiara, wyznanie’. кум ‘trzy’.</text:p>
      <text:p text:style-name="Standard">(K1398) Пире деч лӱдат гын — кожлашке ит кае, коля деч лӱдат — шурным ит ӱдӧ. ‘Jeśli boisz się wilków — nie chodź do lasu, jeśli boisz się myszy — nie siej zboża.’</text:p>
      <text:p text:style-name="Standard">пире деч лӱдат ‘boisz się wilka’; пире ‘wilk’; деч ‘od’, poimek wymagany przez rząd czasownika; лӱдат 2. os. lp. od лӱдаш, ам ‘bać się’.</text:p>
      <text:p text:style-name="Standard">гын ‘jeśli’.</text:p>
      <text:p text:style-name="Standard">кожлашке ‘do lasu’, illat. od кожла ‘las’.</text:p>
      <text:p text:style-name="Standard">ит кае ‘nie idź’, 2. os. lp. zaprzeczonego trybu rozkazującego od каяш, ем ‘iść’.</text:p>
      <text:p text:style-name="Standard">коля деч лӱдат ‘boisz się myszy’; коля ‘mysz’.</text:p>
      <text:p text:style-name="Standard">шурным bier. od шурно ‘zboże’.</text:p>
      <text:p text:style-name="Standard">ит ӱдӧ ‘nie siej’, 2. os. lp. zaprzeczonego trybu rozkazującego od ӱдаш, ем ‘siać’.</text:p>
      <text:p text:style-name="Standard">Las rzeczy</text:p>
      <text:p text:style-name="Standard">Dialekty maryjskie w TschW</text:p>
      <text:p text:style-name="Standard"><text:soft-page-break/>Źródło: Moisio A., Saarinen S., Tscheremissisches Wörterbuch, 2008. Wydanie cyfrowe z 2023 dostępne na stronie https://doi.org/10.33341/sus.877.</text:p>
      <text:p text:style-name="Standard">O = Ostdialekt</text:p>
      <text:p text:style-name="Standard">Ob₁ = Birsk, Čurajevo</text:p>
      <text:p text:style-name="Standard">Ob₂ = Birsk</text:p>
      <text:p text:style-name="Standard">Oka = Kaltasy, Čaškino</text:p>
      <text:p text:style-name="Standard">Okr = Krasnoufimsk, Nižnij Potam</text:p>
      <text:p text:style-name="Standard">Ok = Bolšoj Kiľmez</text:p>
      <text:p text:style-name="Standard">M = Wiesen- bzw. Mitteldialekt</text:p>
      <text:p text:style-name="Standard">Ms = Sernur</text:p>
      <text:p text:style-name="Standard">Mm₁, Mm₂, Mm₃ = Morki</text:p>
      <text:p text:style-name="Standard">Mmu = Mari Ušem</text:p>
      <text:p text:style-name="Standard">Mwo = Wolga-Dialekt, Krasnyj Jar</text:p>
      <text:p text:style-name="Standard">Mup = Upša</text:p>
      <text:p text:style-name="Standard">NW = Nordwestdialekt</text:p>
      <text:p text:style-name="Standard">NW = Jaransk</text:p>
      <text:p text:style-name="Standard">W = West- bzw. Bergdialekt</text:p>
      <text:p text:style-name="Standard">W₁ = Koźmodemjansk, Jelasy</text:p>
      <text:p text:style-name="Standard">W₂ = Koźmodemjansk, Jatykovo</text:p>
      <text:p text:style-name="Standard">Tabele</text:p>
      <text:p text:style-name="Standard">Każda tabela ma szerokość 12 lub 8 cm. Odstęp nad tabelą: 0,25 cm. Kolor obramowania: domyślny (czarny). Marginesy wewnętrzne: 0,20 i 0,05 cm. Niewidzialne tabele mają tylko odstęp i żadnych marginesów wewnętrznych.</text:p>
      <text:p text:style-name="Standard">Zadania</text:p>
      <text:p text:style-name="Standard">Słownik maryjsko-angielski dla programu GoldenDict.</text:p>
      <text:p text:style-name="Standard">Lista przypadków gramatycznych.1</text:p>
      <text:p text:style-name="Standard">Siergiej Czawajn i jego wiersz „Gaj” (artykuł do fanzinu)</text:p>
      <text:p text:style-name="Standard">Las rzeczy</text:p>
      <text:p text:style-name="Standard">Wysypisko</text:p>
      <text:p text:style-name="Standard">Inne</text:p>
      <text:p text:style-name="Standard">Herneh Kapustanke</text:p>
      <text:p text:style-name="Standard">Bez ładu i składu notatki filogloty,<text:line-break/>Większość dla zabawy, choć nie wszystko głupoty…</text:p>
      <text:p text:style-name="Standard"><text:soft-page-break/>Językowe uniwersum Herneh Kapustanke:</text:p>
      <text:p text:style-name="Standard">Telegram [t.me/+LoMoWajiTbA5MjY0]</text:p>
      <text:p text:style-name="Standard">YouTube [youtube.com/@herneh]</text:p>
      <text:p text:style-name="Standard">Mastodon [mastodon.social/@herneh]</text:p>
      <text:p text:style-name="Standard">Bluesky [bsky.app/profile/herneh.bsky.social]</text:p>
      <text:p text:style-name="Standard">Blogger [herneh.blogspot.com]</text:p>
      <text:p text:style-name="Standard">Do uniwersum należą także:</text:p>
      <text:p text:style-name="Standard">Йylme:</text:p>
      <text:p text:style-name="Standard">na Twitterze [twitter.com/jylme]</text:p>
      <text:p text:style-name="Standard">na Telegramie [t.me/+C4SpTl57jQZiZTU0]</text:p>
      <text:p text:style-name="Standard">Młody Filoglota [t.me/+tpBbq22v3f0zYTM8]</text:p>
      <text:p text:style-name="Standard">A może prywatny fanzin? Tzn. jednoosobowy? Zamiast bloga.</text:p>
      <text:p text:style-name="Standard">Języki i dialekty maryjskie</text:p>
      <text:p text:style-name="Standard">Niniejszy artykuł rozpoczyna serię tekstów, w których będe przybliżał ten język czytelnikom na krajowym podwórku.</text:p>
      <text:p text:style-name="Standard">Poniżej przedstawiam ogólną charakterystykę języka maryjskiego, z kolei w następnych artykułach postaram się zgłębić różne zakamarki gramatyki i słownictwa maryjskiego. Zacznijmy od tego, że język maryjski należy do rodziny języków uralskich.</text:p>
      <text:p text:style-name="Standard">Bibliografia</text:p>
      <text:p text:style-name="Standard">Bradley J., Luutonen J., Mari, [w:] The Uralic languages, ed. D. Abondolo, R.L. Valijärvi, 2023.</text:p>
      <text:p text:style-name="Standard">Kangasmaa-Minn E., Mari, [w:] The Uralic languages, ed. D. Abondolo, 1998.</text:p>
      <text:p text:style-name="Standard">Riese T., Bradley J., Yefremova T., Mari (марий йылме): an essential grammar for international learners, 2022.</text:p>
      <text:p text:style-name="Standard">Saarinen S., Mari, [w:] The Oxford guide to the Uralic languages, ed. M. Bakró-Nagy, J. Laakso, E. Skribnik, 2022.</text:p>
      <text:p text:style-name="Standard">Alfabet maryjski</text:p>
      <text:p text:style-name="Standard">Spółgłoski</text:p>
      <text:p text:style-name="Standard">Ubezdźwięcznienie spółgłosek</text:p>
      <text:p text:style-name="Standard">W rdzennie maryjskich wyrazach spółgłoska d, a w zapożyczeniach spółgłoski b, d, g i v są wymawiane dźwięcznie przed samogłoską, ale bezdźwięcznie przed spółgłoską i na końcu wyrazu.</text:p>
      <text:p text:style-name="Standard">kid̥ — kid̥šə — kidəm,</text:p>
      <text:p text:style-name="Standard"><text:soft-page-break/>blog̊ — blog̊šə — blogəm.</text:p>
      <text:p text:style-name="Standard">Przyrostki, poimki, spójniki i partykuły na d i g wymawia się przez d̥ i g̊, jeśli następują po spółgłosce zwartej, zwarto-szczelinowej lub szczelinowej.</text:p>
      <text:p text:style-name="Standard">-dəmə: joćadəmə — mućašd̥əmə,</text:p>
      <text:p text:style-name="Standard">gəć: el gəć — pört g̊əć.</text:p>
      <text:p text:style-name="Standard">Ciekawostka alfabetyczna</text:p>
      <text:p text:style-name="Standard">W wielu alfabetach łacińskich, w tym w polskim czy angielskim, duża i mała litera i różnią się nie tylko wielkością. Duże i jest bez kropki, małe i ma kropkę: ‹Ii›. Alfabety takie jak turecki czy azerski traktują te dwa kształty jak osobne litery: ‹Iı›, ‹İi›.</text:p>
      <text:p text:style-name="Standard">Duży igrek jest zazwyczaj symetryczny, podczas gdy mały igrek ma nóżkę zakręconą w lewo: ‹Yy›. Alfabety takie jak tatarski czy baszkirski — choć grażdańskie, a nie łacińskie — używają symetrycznych i zakręconych igreków oddzielnie: ‹Үү›, ‹Уу›.</text:p>
      <text:p text:style-name="Standard">różne alfabety: ‹Ii›</text:p>
      <text:p text:style-name="Standard">alfabet turecki: ‹Iı›, ‹İi›</text:p>
      <text:p text:style-name="Standard">różne alfabety: ‹Yy›</text:p>
      <text:p text:style-name="Standard">alfabet tatarski: ‹Үү›, ‹Уу›</text:p>
      <text:p text:style-name="Standard">Mały Książę w języku maryjskim</text:p>
      <text:p text:style-name="Standard">Małego Księcia na język maryjski przetłumaczył Giennadij Sabancew; książka została wydana w 2021 roku nakładem niemieckiego wydawnictwa Edition Tintenfaß.</text:p>
      <text:p text:style-name="Standard">Poniżej jest lista wybranych cytatów z maryjskojęzycznego wydania i ich odpowiedników z polskiego tłumaczenia (podano numery rozdziałów), a dalej analiza gramatyczno-leksykalna maryjskich zdań. Źródła cytatów:</text:p>
      <text:p text:style-name="Standard">А. де Сент-Экзюпери, Изи принц, кус. Г.Л. Сабанцев, 2021.</text:p>
      <text:p text:style-name="Standard">A. de Saint-Exupéry, Mały Książę, tłum. A. Kozak, 2021. Dostępne w Internecie: [wolnelektury.pl/katalog/lektura/saint-exupery-maly-ksiaze].</text:p>
      <text:p text:style-name="Standard">⁂</text:p>
      <text:p text:style-name="Standard">(1) Теркупш деч лӱдман мо? — Dlaczego kapelusz miałby być przerażający?</text:p>
      <text:p text:style-name="Standard">⁂</text:p>
      <text:p text:style-name="Standard"><text:soft-page-break/>(1) Теркупш деч лӱдман мо? ‘Czy powinienem bać się kapelusza?’</text:p>
      <text:p text:style-name="Standard">теркупш ‘kapelusz’.</text:p>
      <text:p text:style-name="Standard">деч ‘od, z’, poimek wymagany przez czasownik лӱдаш.</text:p>
      <text:p text:style-name="Standard">лӱдман ‘powinien się bać’, od лӱдаш, ам ‘bać się’ i ман, końcówki bezok. konieczności, znaczącego ‘powinien, trzeba, (ktoś) musi’.</text:p>
      <text:p text:style-name="Standard">мо = partykuła pytajna, używana w pytaniach o rozstrzygnięcie (typu „tak czy nie”).</text:p>
      <text:p text:style-name="Standard">Skróty: 2. os. = druga osoba, bezok. = bezokolicznik, bier. = biernik, cel. = celownik, lp. = liczba pojedyncza.</text:p>
      <text:p text:style-name="Standard">Różne pomysły</text:p>
      <text:p text:style-name="Standard">youtube vs aimp</text:p>
      <text:p text:style-name="Standard">filmy językowe</text:p>
      <text:p text:style-name="Standard">Nazwy czasów</text:p>
      <text:p text:style-name="Standard">Poniżej 1. os. lp. czasownika tolaš (am) ‘przyjść’ w siedmiu czasach trybu oznajmującego.</text:p>
      <text:p text:style-name="Standard">Saarinen S., Mari, [w:] The Oxford guide to the Uralic languages, ed. M. Bakró-Nagy, J. Laakso, E. Skribnik, 2022.</text:p>
      <text:p text:style-name="Standard">tolampresent</text:p>
      <text:p text:style-name="Standard">toľəmfirst past</text:p>
      <text:p text:style-name="Standard">tolənamsecond past</text:p>
      <text:p text:style-name="Standard">tolam əľəfirst periphrastic imperfect</text:p>
      <text:p text:style-name="Standard">tolam ulmašsecond periphrastic imperfect</text:p>
      <text:p text:style-name="Standard">tolənam əľəfirst periphrastic perfect</text:p>
      <text:p text:style-name="Standard">tolənam ulmašsecond periphrastic perfect</text:p>
      <text:p text:style-name="Standard">O czasie przyszłym Saarinen pisze „there is no future tense” i słowem nie wspomina, że jego funkcję pełni czas teraźniejszy.</text:p>
      <text:p text:style-name="Standard">Bradley J., Luutonen J., Mari, [w:] The Uralic languages, ed. D. Abondolo, R.-L. Valijärvi, 2023.</text:p>
      <text:p text:style-name="Standard">tolampresent/ non-past</text:p>
      <text:p text:style-name="Standard">toľəmsimple past 1</text:p>
      <text:p text:style-name="Standard">tolənamsimple past 2</text:p>
      <text:p text:style-name="Standard">tolam əľəcompound imperfect I</text:p>
      <text:p text:style-name="Standard">tolam ulmašcompound imperfect II</text:p>
      <text:p text:style-name="Standard">tolənam əľəcompound perfect I</text:p>
      <text:p text:style-name="Standard">tolənam ulmašcompound perfect II</text:p>
      <text:p text:style-name="Standard"><text:soft-page-break/>Pisząc o języku maryjskim po polsku, czyli w języku, w którym w ogóle niewiele o Maryjczykach się pisze, napotyka się tu i ówdzie problemy natury terminologicznej. Jak bowiem opisać zjawiska językowe, której dotąd opisywane były w polskim językoznawstwie sporadycznie, jeśli w ogóle?</text:p>
      <text:p text:style-name="Standard">Martin Haspelmath we wstępie do swojej gramatyki języka lezgińskiego (A grammar of Lezgian, 1993) objaśnił, że odszedł od nieprzejrzystej tradycyjnej terminologii gramatycznej używanej przez sowieckich autorów, jak „piąty elatiwus” czy „czas przeszły 3”, na rzecz terminów z ułatwiającą zapamiętanie zawartości opisową</text:p>
      <text:p text:style-name="Standard">Inną cechą, która przyczynia się do tego, że niniejsza gramatyka jest przyjazna dla czytelników, jest unikanie nieprzejrzystych etykiet kategorii gramatycznych, takich jak „piąty elatiwus” czy „czas przeszły 3”. Zamiast tego zastosowano etykiety gramatyczne z ułatwiającą zapamiętanie zawartością opisową, takie jak „superelatiwus”, czy „czas przeszły dokonany”.</text:p>
      <text:p text:style-name="Standard">Etymologie maryjskie</text:p>
      <text:p text:style-name="Standard">Fiedotow = Федотов М.Р., Чувашско-марийские языковые взаимосвязи, 1990.</text:p>
      <text:p text:style-name="Standard">UED = Aikio A., Uralic etymological dictionary [draft version], 2020.</text:p>
      <text:p text:style-name="Standard">Zhivlov = Zhivlov M., Studies in Uralic vocalism III, “Journal of Language Relationship” 12, 2014.</text:p>
      <text:p text:style-name="Standard">Wyrazy pokrewne</text:p>
      <text:p text:style-name="Standard">Poniżej jest lista wybranych wyrazów maryjskich wraz z pokrewnymi im wyrazami fińskimi, udmurckimi i węgierskimi.</text:p>
      <text:p text:style-name="Standard">кок ‘dwa’ — fiń. kaksi ‘ts.’ — pur. *kakta. [Zhivlov 129]</text:p>
      <text:p text:style-name="Standard">мошташ ‘umieć, potrafić’ — fiń. mahtaa ‘ts.’ — pur. *mašta-. [Zhivlov 129]</text:p>
      <text:p text:style-name="Standard">ошкедаш ‘kroczyć’ — fiń. astua ‘ts.’ — pur. *aćka-. Maryjska forma z *aćka-ta-, fińska forma z *aćtaw- &lt; *aćk(a)-taw-. [Zhivlov 129, UED 4]</text:p>
      <text:p text:style-name="Standard">ошкыл ‘krok’ — fiń. askel ‘ts.’ — pur. *aćka-li. [Zhivlov 129, UED 4]</text:p>
      <text:p text:style-name="Standard">Herneh kapustanke</text:p>
      <text:p text:style-name="Standard">Jak najwięcej zwykłych akapitów i ciągłego tekstu. Tabele — tylko dla informacji wymagających dwóch wymiarów.</text:p>
      <text:p text:style-name="Standard"><text:soft-page-break/>Transkrypcja i wymowa</text:p>
      <text:p text:style-name="Standard">Аа [a] — А wymawia się jak pol. ‹a›: ача ‘ojciec’, кава ‘niebo’.</text:p>
      <text:p text:style-name="Standard">Бб [b] — Б wymawia się jak pol. ‹b›: оҥамбал ‘półka’.</text:p>
      <text:p text:style-name="Standard">Вв [v] — В wymawia się jak pol. ‹w›: вуй ‘głowa’, ава ‘matka’.</text:p>
      <text:p text:style-name="Standard">Гг [g] — Г wymawia się jak pol. ‹g›: кугу ‘duży’, йыҥгыр ‘dzwonek’.</text:p>
      <text:p text:style-name="Standard">Дд [d] — Д wymawia się jak pol. ‹d›: лудаш ‘czytać’, кундем ‘region’.</text:p>
      <text:p text:style-name="Standard">Ее [e/ je] — Е na początku wyrazu, po samogłosce i po ъ wymawia się jak pol. ‹je›: ер ‘jezioro’, каен ‘poszedł’, лумъеҥ ‘bałwan’. W pozostałych pozycjach wymawia się jak pol. ‹e›: пеш ‘bardzo’.</text:p>
      <text:p text:style-name="Standard">Жж [ž] — Ж wymawia się jak pol. ‹ż›: жап ‘czas’, кужу ‘długi’.</text:p>
      <text:p text:style-name="Standard">Зз [z] — З wymawia się jak pol. ‹z›: иза ‘starszy brat’, таза ‘zdrowy’. Przed и zawsze twardo, jak w pol. ‹Zimbabwe›: изи ‘mały’.</text:p>
      <text:p text:style-name="Standard">Ии [i] — И wymawia się jak pol. ‹i›: ир ‘dziki’, изи ‘mały’.</text:p>
      <text:p text:style-name="Standard">Йй [j] — Й wymawia się jak pol. ‹j›: йӱк ‘głos, dźwięk’, мый ‘ja’.</text:p>
      <text:p text:style-name="Standard">Кк [k] — К wymawia się jak pol. ‹k›: ик ‘jeden’, кок ‘dwa’.</text:p>
      <text:p text:style-name="Standard">Лл [l/ ľ] — Л przed ь, ю i я jest wymawiane miękko, jak ‹gli› we wł. ‹figlio›: вольык ‘bydło’, лювык ‘brudny, niechlujny’, коля ‘mysz’. Na końcu wyrazu oraz przed pozostałymi literami z wyjątkiem е i и jest wymawiane twardo, jak pol. ‹l›: кол ‘ryba’, лум ‘śnieg’, олма ‘jabłko’. Przed е i и jest wymawiane twardo lub miękko w zależności od wyrazu.</text:p>
      <text:p text:style-name="Standard">Мм [m] — М wymawia się jak pol. ‹m›: мо ‘co?’, эм ‘lekarstwo’.</text:p>
      <text:p text:style-name="Standard">Нн [n/ ń] — Н przed ь, ю i я jest wymawiane miękko, jak pol. ‹ń›: тӱньык ‘komin’, нюстык ‘ponury’, арня ‘tydzień’. Na końcu wyrazu oraz przed pozostałymi literami z wyjątkiem е i и jest wymawiane twardo, jak pol. ‹n›: кӧн ‘czyj?’, нунылан ‘dla nich’. Przed е i и jest wymawiane twardo lub miękko w zależności od wyrazu.</text:p>
      <text:p text:style-name="Standard">Ҥҥ [ŋ] — Ҥ wymawia się jak ‹n› w pol. ‹bank› lub jak ‹ng› w ang. ‹king›: еҥ ‘człowiek’, саҥга ‘czoło’, оҥа ‘deska’.</text:p>
      <text:p text:style-name="Standard">Оо [o] — О wymawia się jak pol. ‹o›: мотор ‘ładny’, ошпоч ‘orzeł bielik’.</text:p>
      <text:p text:style-name="Standard">Ӧӧ [ö] — Ӧ wymawia się jak w niem. ‹schön› lub fr. ‹fleur›: ӧртньӧр ‘siodło’, тӧр ‘płaski, równy’.</text:p>
      <text:p text:style-name="Standard">Пп [p] — П wymawia się jak pol. ‹p›: пу ‘drewno’, ӱп ‘włosy’.</text:p>
      <text:p text:style-name="Standard"><text:soft-page-break/>Рр [r] — Р wymawia się jak pol. ‹r›: руш ‘Rosjanin’, яра ‘pusty’, пор ‘kreda’.</text:p>
      <text:p text:style-name="Standard">Сс [s] — С wymawia się jak pol. ‹s›: сӧсна ‘świnia’, кас ‘wieczór’. Przed и zawsze twardo, jak w pol. ‹Singapur›: ситаш ‘wystarczyć’.</text:p>
      <text:p text:style-name="Standard">Тт [t] — Т wymawia się jak pol. ‹t›: тул ‘ogień’, иктат ‘żaden, ani jeden’.</text:p>
      <text:p text:style-name="Standard">Уу [u] — У wymawia się jak pol ‹u›: мут ‘słowo’, кугу ‘duży’.</text:p>
      <text:p text:style-name="Standard">Ӱӱ [ü] — Ӱ wymawia się jak w niem. ‹über› lub fr. ‹sûr›: ӱй ‘masło’, кӱтӱ ‘stado’.</text:p>
      <text:p text:style-name="Standard">Чч [ć] — Ч wymawia się jak pol. ‹ć›: чӱчӱ ‘wujek’, поч ‘ogon’.</text:p>
      <text:p text:style-name="Standard">Шш [š] — Ш wymawia się jak pol. ‹sz›: шӱшпык ‘słowik’, шупшаш ‘ciągnąć’.</text:p>
      <text:p text:style-name="Standard">Ъъ (twardy znak) — Ъ pisze się w wyrazach złożonych, w których pierwszy element kończy się twardą spółgłoską, a drugi zaczyna od е, ю lub я: йыръюж ‘atmosfera’, лумъеҥ ‘bałwan’, оргъянда ‘pleksiglas’.</text:p>
      <text:p text:style-name="Standard">Ыы [ə] — Ы oznacza zredukowaną, centralną samogłoskę, jak ‹a› w ang. ‹ago› czy ‹comma›: ыр ‘kopiejka’, эрыкдымылык ‘niewola’.</text:p>
      <text:p text:style-name="Standard">Ьь (miękki znak) — Ь wskazuje miękką wymowę liter л i н na końcu wyrazu lub przed literami innymi niż е, и, ю i я: мугыль ‘pogardliwie’, мыскынь ‘nieszczęsny’, вольык ‘bydło’, тӱньык ‘komin’.</text:p>
      <text:p text:style-name="Standard">Ээ [e] — Э wymawia się jak pol ‹e›: эр ‘poranek’, куэ ‘brzoza’.</text:p>
      <text:p text:style-name="Standard">Юю [ju/ u] — Ю na początku wyrazu, po samogłosce i po ъ wymawia się jak pol. ‹ju›: Юл ‘Wołga’, омыю ‘senność’, йыръюж ‘atmosfera’. W pozostałych pozycjach wymawia się jak pol. ‹u›: нюстык ‘ponury’.</text:p>
      <text:p text:style-name="Standard">Яя [ja/ a] — Я na początku wyrazu, po samogłosce i po ъ wymawia się jak pol. ‹ja›: яндар ‘czysty’, ияш ‘pływać’, вӱдъяжга ‘trzcina’. W pozostałych pozycjach wymawia się jak pol. ‹a›: тӱня ‘świat’.</text:p>
      <text:p text:style-name="Standard">Poniżej jest transkrypcja łacińska wyrazów z powyższego opisu.</text:p>
      <text:section text:style-name="Sect1" text:name="Section2">
        <text:p text:style-name="Standard">ава avá</text:p>
        <text:p text:style-name="Standard">арня arńá</text:p>
        <text:p text:style-name="Standard">ача aćá</text:p>
        <text:p text:style-name="Standard">вольык vóľək</text:p>
        <text:p text:style-name="Standard">вуй vuj</text:p>
        <text:p text:style-name="Standard">вӱдъяжга vüdjažgá</text:p>
        <text:p text:style-name="Standard">еҥ jeŋ</text:p>
        <text:p text:style-name="Standard">ер jer</text:p>
        <text:p text:style-name="Standard">жап žap</text:p>
        <text:p text:style-name="Standard">иза izá</text:p>
        <text:p text:style-name="Standard">изи izí</text:p>
        <text:p text:style-name="Standard">ик ik</text:p>
        <text:p text:style-name="Standard">иктат iktát</text:p>
        <text:p text:style-name="Standard">ир ir</text:p>
        <text:p text:style-name="Standard">ияш ijáš</text:p>
        <text:p text:style-name="Standard">йӱк jük</text:p>
        <text:p text:style-name="Standard">йыҥгыр jə́ŋgər</text:p>
        <text:p text:style-name="Standard">йыръюж jərjúž</text:p>
        <text:p text:style-name="Standard"><text:soft-page-break/>кава kavá</text:p>
        <text:p text:style-name="Standard">каен kajén</text:p>
        <text:p text:style-name="Standard">кас kas</text:p>
        <text:p text:style-name="Standard">кок kok</text:p>
        <text:p text:style-name="Standard">кол kol</text:p>
        <text:p text:style-name="Standard">коля koľá</text:p>
        <text:p text:style-name="Standard">кӧн kön</text:p>
        <text:p text:style-name="Standard">кугу kugú</text:p>
        <text:p text:style-name="Standard">кужу kužú</text:p>
        <text:p text:style-name="Standard">кундем kundém</text:p>
        <text:p text:style-name="Standard">куэ kué</text:p>
        <text:p text:style-name="Standard">кӱтӱ kütǘ</text:p>
        <text:p text:style-name="Standard">лудаш ludáš</text:p>
        <text:p text:style-name="Standard">лум lum</text:p>
        <text:p text:style-name="Standard">лумъеҥ lumjéŋ</text:p>
        <text:p text:style-name="Standard">лювык ľúvək</text:p>
        <text:p text:style-name="Standard">мо mo</text:p>
        <text:p text:style-name="Standard">мотор motór</text:p>
        <text:p text:style-name="Standard">мугыль múgəľ</text:p>
        <text:p text:style-name="Standard">мут mut</text:p>
        <text:p text:style-name="Standard">мый məj</text:p>
        <text:p text:style-name="Standard">мыскынь mə́skəń</text:p>
        <text:p text:style-name="Standard">нунылан nunəlán</text:p>
        <text:p text:style-name="Standard">нюстык ńústək</text:p>
        <text:p text:style-name="Standard">олма olmá</text:p>
        <text:p text:style-name="Standard">омыю oməjú</text:p>
        <text:p text:style-name="Standard">оҥа oŋá</text:p>
        <text:p text:style-name="Standard">оҥамбал oŋambál</text:p>
        <text:p text:style-name="Standard">оргъянда org̊jandá</text:p>
        <text:p text:style-name="Standard">ошпоч ošpóć</text:p>
        <text:p text:style-name="Standard">ӧртньӧр örtńö́r</text:p>
        <text:p text:style-name="Standard">пеш peš</text:p>
        <text:p text:style-name="Standard">пор por</text:p>
        <text:p text:style-name="Standard">поч poć</text:p>
        <text:p text:style-name="Standard">пу pu</text:p>
        <text:p text:style-name="Standard">руш ruš</text:p>
        <text:p text:style-name="Standard">саҥга saŋgá</text:p>
        <text:p text:style-name="Standard">ситаш sitáš</text:p>
        <text:p text:style-name="Standard">сӧсна sösná</text:p>
        <text:p text:style-name="Standard">таза tazá</text:p>
        <text:p text:style-name="Standard">тӧр tör</text:p>
        <text:p text:style-name="Standard">тул tul</text:p>
        <text:p text:style-name="Standard">тӱньык tǘńək</text:p>
        <text:p text:style-name="Standard">тӱня tüńá</text:p>
        <text:p text:style-name="Standard">ӱй üj</text:p>
        <text:p text:style-name="Standard">ӱп üp</text:p>
        <text:p text:style-name="Standard">чӱчӱ ćüćǘ</text:p>
        <text:p text:style-name="Standard">шупшаш šupšáš</text:p>
        <text:p text:style-name="Standard">шӱшпык šǘšpək</text:p>
        <text:p text:style-name="Standard">ыр ər</text:p>
        <text:p text:style-name="Standard">эм em</text:p>
        <text:p text:style-name="Standard">эр er</text:p>
        <text:p text:style-name="Standard">эрыкдымылык érəkdəmələk</text:p>
        <text:p text:style-name="Standard">Юл Jul</text:p>
        <text:p text:style-name="Standard">яндар jandár</text:p>
        <text:p text:style-name="Standard">яра jará</text:p>
      </text:section>
      <text:p text:style-name="Standard">[Czy w słowach вӱдъяжга i оргъянда spółgłoski д i г przed ъ są wymawiane dźwięcznie czy bezdźwięcznie?]</text:p>
      <text:p text:style-name="Standard">Opowieść językowa</text:p>
      <text:p text:style-name="Standard">Trzej bracia</text:p>
      <text:p text:style-name="Standard">E., urodzony w 1322</text:p>
      <text:p text:style-name="Standard">V., urodzony w 1324</text:p>
      <text:p text:style-name="Standard">L., urodzony w 1328</text:p>
      <text:p text:style-name="Standard">Poczekalnia</text:p>
      <text:p text:style-name="Standard">Alfabet maryjski i zarys wymowy</text:p>
      <text:p text:style-name="Standard">Klasyfikacja spółgłosek pod względem miejsca artykulacji:</text:p>
      <text:p text:style-name="Standard">spółgłoski wargowe: p b m v.</text:p>
      <text:p text:style-name="Standard">spółgłoski dwuwargowe: p b m.</text:p>
      <text:p text:style-name="Standard">spółgłoska wargowo-zębowa: v.</text:p>
      <text:p text:style-name="Standard">spółgłoski przedniojęzykowe: t d s z n r l š ž.</text:p>
      <text:p text:style-name="Standard">spółgłoski zębowe: t d s z n r l.</text:p>
      <text:p text:style-name="Standard">spółgłoski dziąsłowe: š ž.</text:p>
      <text:p text:style-name="Standard"><text:soft-page-break/>spółgłoski środkowojęzykowe: ć ń ľ.</text:p>
      <text:p text:style-name="Standard">spółgłoski tylnojęzykowe: k g ŋ.</text:p>
      <text:p text:style-name="Standard">Redukcja samogłosek (!)</text:p>
      <text:p text:style-name="Standard">Harmonia wokaliczna</text:p>
      <text:p text:style-name="Standard">Harmonia wokaliczna (samogłoskowa) to zjawisko fonetyczne polegające na tym, że poszczególne wyrazy składają się z samogłosek podobnych do siebie pod względem wybranych cech artykulacyjnych.</text:p>
      <text:p text:style-name="Standard">[…]</text:p>
      <text:p text:style-name="Standard">Poniżej podsumowanie podziału samogłosek pod kątem harmonii wokalicznej oraz wyboru samogłoski w przyrostkach:</text:p>
      <text:p text:style-name="Standard">[i e ə a] → е</text:p>
      <text:p text:style-name="Standard">[u o] → о</text:p>
      <text:p text:style-name="Standard">[ü ö] → ӧ</text:p>
      <text:p text:style-name="Standard">Etymologie maryjskie</text:p>
      <text:p text:style-name="Standard">Skróty: arab. = arabski; czuw. = czuwaski; fiń. = fiński; pturk. = praturkijski; pur. = prauralski; ts. = to samo; udm. = udmurcki.</text:p>
      <text:p text:style-name="Standard">кыраш ‘bić, walić, uderzać’ — udm. кораны ‘rąbać, ścinać’ — pur. *kirä-. [SUE4 12]</text:p>
      <text:p text:style-name="Standard">леве ‘ciepły’ — fiń. lämmin ‘ts.’ — pur. *lämpi. [TschW 335; SUE3 83–84]</text:p>
      <text:p text:style-name="Standard">олма ‘jabłko’. Czuw. улма/ олма ‘ts.’. [Fiedotow CM 256; TschW 448]</text:p>
      <text:p text:style-name="Standard">чиче ‘tanina’ — udm. ӵыж ‘rumiany’ — pur. *čijči. [SUE5 162–164]</text:p>
      <text:p text:style-name="Standard">шовын ‘mydło’. Czuw. супӑнь/ сопӑнь ‘ts.’. Z arab. [Fiedotow CM 227; TschW 691]</text:p>
      <text:p text:style-name="Standard">шӱдыр ‘gwiazda’. Czuw. ҫӑлтӑр ‘ts.’. Z pturk. *jaltuŕ. [Fiedotow CM 232; TschW 742; Stachowski 360]</text:p>
      <text:p text:style-name="Standard">Nierosyjskie litery w grażdańskich alfabetach wybranych języków Europy</text:p>
      <text:p text:style-name="Standard">Alfabet rosyjski: а б в г д е ё ж з и й к л м н о п р с т у ф х ц ч ш щ ъ ы ь э ю я.</text:p>
      <text:p text:style-name="Standard">mrj</text:p>
      <text:p text:style-name="Standard">maryjski górski</text:p>
      <text:p text:style-name="Standard">ӓ ӧ ӱ ӹ</text:p>
      <text:p text:style-name="Standard">mhr</text:p>
      <text:p text:style-name="Standard"><text:soft-page-break/>maryjski łąkowy</text:p>
      <text:p text:style-name="Standard">ҥ ӧ ӱ</text:p>
      <text:p text:style-name="Standard">udm</text:p>
      <text:p text:style-name="Standard">udmurcki</text:p>
      <text:p text:style-name="Standard">ӝ ӟ ӥ ӧ ӵ</text:p>
      <text:p text:style-name="Standard">kom</text:p>
      <text:p text:style-name="Standard">komi</text:p>
      <text:p text:style-name="Standard">і ӧ</text:p>
      <text:p text:style-name="Standard">chv</text:p>
      <text:p text:style-name="Standard">czuwaski</text:p>
      <text:p text:style-name="Standard">ӑ ӗ ҫ ӳ</text:p>
      <text:p text:style-name="Standard">tat</text:p>
      <text:p text:style-name="Standard">tatarski</text:p>
      <text:p text:style-name="Standard">ә җ ң ө ү һ</text:p>
      <text:p text:style-name="Standard">xal</text:p>
      <text:p text:style-name="Standard">kałmucki</text:p>
      <text:p text:style-name="Standard">bak</text:p>
      <text:p text:style-name="Standard">baszkirski</text:p>
      <text:p text:style-name="Standard">ғ ҙ ҡ ң ө ҫ ү һ ә</text:p>
      <text:p text:style-name="Standard">bel</text:p>
      <text:p text:style-name="Standard">białoruski</text:p>
      <text:p text:style-name="Standard">і ў</text:p>
      <text:p text:style-name="Standard">ukr</text:p>
      <text:p text:style-name="Standard">ukraiński</text:p>
      <text:p text:style-name="Standard">ґ є і ї</text:p>
      <text:p text:style-name="Standard">bos</text:p>
      <text:p text:style-name="Standard">bośniacki</text:p>
      <text:p text:style-name="Standard">ђ ј љ њ ћ џ</text:p>
      <text:p text:style-name="Standard">srp</text:p>
      <text:p text:style-name="Standard">serbski</text:p>
      <text:p text:style-name="Standard">cnr</text:p>
      <text:p text:style-name="Standard">czarnogórski</text:p>
      <text:p text:style-name="Standard">ђ з́ ј љ њ с́ ћ џ</text:p>
      <text:p text:style-name="Standard">mkd</text:p>
      <text:p text:style-name="Standard">macedoński</text:p>
      <text:p text:style-name="Standard"><text:soft-page-break/>ѓ ѕ ј љ њ ќ џ</text:p>
      <text:p text:style-name="Standard">Wszystkie: ӑ ӓ ә ѓ ґ ғ ђ ҙ ӗ є ӝ җ з́ ӟ ѕ ӥ і ї ј ќ ҡ љ ң ҥ њ ӧ ө с́ ҫ ћ ў ӱ ӳ ү һ ӵ џ ӹ. Języki zyriański i permiacki mają takie same alfabety, stąd w tabeli makrojęzyk komi. Języki erzjański, mokszański i bułgarski mają takie same alfabety jak rosyjski.</text:p>
      <text:p text:style-name="Standard">Różne symbole</text:p>
      <text:p text:style-name="Standard">ƀđǥ βδγ φθχ b̥d̥g̊ pi‧al ← ↑ → ↓ – — ⸺ ⸻ ‹◌› «◌» ‘◌’ „◌” “◌” … • ×</text:p>
      <text:p text:style-name="Standard">Wielka księga zdań…</text:p>
      <text:p text:style-name="Standard">…jako wstęp do filmów?</text:p>
      <text:p text:style-name="Standard">Поро эр. Поро кече. Поро кас. [Wasiljew 37]</text:p>
      <text:p text:style-name="Standard">поро ‘dobry’.</text:p>
      <text:p text:style-name="Standard">эр ‘poranek’; czuw. ир.</text:p>
      <text:p text:style-name="Standard">кече ‘dzień’.</text:p>
      <text:p text:style-name="Standard">кас ‘wieczór’; czuw. каҫ.</text:p>
      <text:p text:style-name="Standard">Do zrobienia</text:p>
      <text:p text:style-name="Standard">Тугеже […] мыланем его высокопревосходительствылан возаш верештеш. [Wygodska 117] ‘W takim razie […] będę musiał napisać do jego wysokiej ekscelencji.’</text:p>
      <text:p text:style-name="Standard">тугеже ‘więc, zatem, w takim razie’.</text:p>
      <text:p text:style-name="Standard">мыланем cel. od мый ‘ja’.</text:p>
      <text:p text:style-name="Standard">его высокопревосходительствылан cel. od его высокопревосходительство ‘jego wysoka ekscelencja’. Высокопревосходительствылан to najdłuższy wyraz w przygotowanym dla serwisu Yandex Translate korpusie równoległym zawierającym ponad 370 tysięcy maryjsko-rosyjskich par zdań.</text:p>
      <text:p text:style-name="Standard">возаш (ем) ‘pisać’.</text:p>
      <text:p text:style-name="Standard">верештеш 3. os. lp. od верешташ (ам) ‘dostać się, znaleźć się, natknąć się’. Forma 3. os. lp. jest używana w konstrukcjach ‘(komuś) trzeba (zrobić), (ktoś) musi (zrobić)’.</text:p>
      <text:p text:style-name="Standard">Высокопревосходительствылан to najdłuższy wyraz w przygotowanym dla serwisu Yandex Translate korpusie równoległym zawierającym ponad 370 tysięcy maryjsko-rosyjskich par zdań. Wyraz pochodzi z maryjskiego tłumaczenia książki Emmy Wygodskiej pt. Пламя гнева (mar. Шыде тул, pol. ‘płomień gniewu’), a <text:soft-page-break/>konkretnie ze zdania: тугеже […] мыланем его высокопревосходительствылан возаш верештеш ‘w takim razie […] będę musiał napisać do jego wysokiej ekscelencji’.</text:p>
      <text:p text:style-name="Standard">Закондымылыкыштлан нунылан тӱлалтеш. ‘Za ich nieprawość będzie im zapłacone.’</text:p>
      <text:p text:style-name="Standard">zakon ‘prawo, reguła’</text:p>
      <text:p text:style-name="Standard">zakon-dəmə ‘bezprawny’</text:p>
      <text:p text:style-name="Standard">zakon-dəmə-lək ‘nieprawość, bezprawie’</text:p>
      <text:p text:style-name="Standard">zakon-dəmə-lək-əšt ‘ich nieprawość’</text:p>
      <text:p text:style-name="Standard">zakon-dəmə-lək-əšt-lan ‘za ich nieprawość’</text:p>
      <text:p text:style-name="Standard">Zakondəmələkəštlan to najdłuższy wyraz w maryjskim Nowym Testamencie. Jest częścią zdania z Drugiego Listu św. Piotra (2,13): zakondəmələkəštlan nunəlan tülalteš ‘za ich nieprawość będzie im zapłacone’.</text:p>
      <text:p text:style-name="Standard">Inną ciekawostką z tego zdania jest podwójny celownik (z przyrostkiem лан):</text:p>
      <text:p text:style-name="Standard">закондымылыкышт ‘ich nieprawość’</text:p>
      <text:p text:style-name="Standard">закондымылыкышт-лан ‘za ich nieprawość’</text:p>
      <text:p text:style-name="Standard">нуно ‘oni’</text:p>
      <text:p text:style-name="Standard">нуны-лан ‘im, dla nich’</text:p>
      <text:p text:style-name="Standard">Czasowniki takie jak тӱлаш ‘płacić’ i тӱлалташ ‘być płaconym’ łączą się z dwoma celownikami, żeby pokazać, komu i za co się płaci.</text:p>
      <text:p text:style-name="Standard">Мыйын шылтен кийыктымем теве, тудо пеш тыглай ой: ик шӱм гына пӱсын ужеш. Шинча дене эн тӱҥжым ужын от шукто.</text:p>
      <text:p text:style-name="Standard">Теве мӹньӹн икмахатем, тӹдӹ пиш проста: йӓнг доно веле яжон ужаш лиэш. Сек керӓл сӹнзӓлӓн ак кай.</text:p>
      <text:p text:style-name="Standard">Ӱҥгын ӱмыржӧ айдемын нарак, тудо кокла шот дене шымле ий ила. Ӱҥгӧ ‘puchacz’ to najkrótszy wyraz zawierający wszystkie trzy charakterystyczne dla języka maryjskiego litery alfabetu: ҥ, ӧ, ӱ.</text:p>
      <text:p text:style-name="Standard">Źródła</text:p>
      <text:p text:style-name="Standard">Wasiljew = Васильев В.Н., Русско-марийский разговорник, 2004.</text:p>
      <text:p text:style-name="Standard">Wygodska = Выгодская Э., Шыде тул, кус. А.С. Смирнов, 1954.</text:p>
      <text:p text:style-name="Standard">ODSŁOWNIK</text:p>
      <text:p text:style-name="Standard">ODSŁOWNIK (odsłownik twierdzący) ma przyrostek ‑маш/ ‑ымаш.</text:p>
      <text:p text:style-name="Standard">„am”„em”</text:p>
      <text:p text:style-name="Standard"><text:soft-page-break/>odsł.‑маш‑ымаш</text:p>
      <text:p text:style-name="Standard">Czasowniki</text:p>
      <text:p text:style-name="Standard">Tryb oznajmujący: czas teraźniejszy</text:p>
      <text:p text:style-name="Standard">Czas teraźniejszy to właściwie czas teraźniejszo-przyszły.</text:p>
      <text:p text:style-name="Standard">„am”„em”</text:p>
      <text:p text:style-name="Standard">1. os. lp.‑ам‑ем</text:p>
      <text:p text:style-name="Standard">2. os.‑ат‑ет</text:p>
      <text:p text:style-name="Standard">3. os.‑еш‑а</text:p>
      <text:p text:style-name="Standard">1. os. lm.‑ына‑ена</text:p>
      <text:p text:style-name="Standard">2. os.‑ыда‑еда</text:p>
      <text:p text:style-name="Standard">3. os.‑ыт‑ат</text:p>
      <text:p text:style-name="Standard">Poniżej przykłady odmiany bardzo regularnych czasowników:</text:p>
      <text:p text:style-name="Standard">ужаш (ам) ‘widzieć’: ужам, ужат, ужеш, ужына, ужыда, ужыт.</text:p>
      <text:p text:style-name="Standard">ончаш (ем) ‘patrzeć’: ончем, ончет, онча, ончена, ончеда, ончат.</text:p>
      <text:p text:style-name="Standard">Tryb oznajmujący: czas przeszły prosty I</text:p>
      <text:p text:style-name="Standard">„am”„em”</text:p>
      <text:p text:style-name="Standard">1. os. lp.‑ым‑ышым</text:p>
      <text:p text:style-name="Standard">2. os.‑ыч‑ышыч</text:p>
      <text:p text:style-name="Standard">3. os.‑Е‑ыш</text:p>
      <text:p text:style-name="Standard">1. os. lm.‑на‑ышна</text:p>
      <text:p text:style-name="Standard">2. os.‑да‑ышда</text:p>
      <text:p text:style-name="Standard">3. os.‑ыч‑ышт</text:p>
      <text:p text:style-name="Standard">Koncówki ‑на i ‑да w formach 1. i 2. os. lm. (obu koniugacji) mogą być akcentowane lub nie.</text:p>
      <text:p text:style-name="Standard">Poniżej przykłady odmiany bardzo regularnych czasowników:</text:p>
      <text:p text:style-name="Standard">лудаш (ам) ‘czytać’: лудым, лудыч, лудо, лудна, лудда, лудыч.</text:p>
      <text:p text:style-name="Standard">возаш (ем) ‘pisać’: возышым, возышыч, возыш, возышна, возышда, возышт.</text:p>
      <text:p text:style-name="Standard">Tryb oznajmujący: czas przeszły prosty II</text:p>
      <text:p text:style-name="Standard">Przyrostki tradycyjnych form analitycznych:</text:p>
      <text:p text:style-name="Standard">„am”„em”</text:p>
      <text:p text:style-name="Standard">1. os. lp.‑ын улам‑ен улам</text:p>
      <text:p text:style-name="Standard">2. os.‑ын улат‑ен улат</text:p>
      <text:p text:style-name="Standard">3. os.‑ын‑ен</text:p>
      <text:p text:style-name="Standard">1. os. lm.‑ын улына‑ен улына</text:p>
      <text:p text:style-name="Standard"><text:soft-page-break/>2. os.‑ын улыда‑ен улыда</text:p>
      <text:p text:style-name="Standard">3. os.‑ын улыт‑ен улыт</text:p>
      <text:p text:style-name="Standard">Przyrostki form syntetycznych:</text:p>
      <text:p text:style-name="Standard">„am”„em”</text:p>
      <text:p text:style-name="Standard">1. os. lp.‑ынам‑енам</text:p>
      <text:p text:style-name="Standard">2. os.‑ынат‑енат</text:p>
      <text:p text:style-name="Standard">3. os.‑ын‑ен</text:p>
      <text:p text:style-name="Standard">1. os. lm.‑ынна‑енна</text:p>
      <text:p text:style-name="Standard">2. os.‑ында‑енда</text:p>
      <text:p text:style-name="Standard">3. os.‑ыныт‑еныт</text:p>
      <text:p text:style-name="Standard">Poniżej syntetyczne formy bardzo regularnych czasowników:</text:p>
      <text:p text:style-name="Standard">шочаш (ам) ‘urodzić się’: шочынам, шочынат, шочын, шочынна, шочында, шочыныт.</text:p>
      <text:p text:style-name="Standard">колаш (ем) ‘umrzeć’: коленам, коленат, колен, коленна, коленда, коленыт.</text:p>
      <text:p text:style-name="Standard">Tryb chcący: czas teraźniejszy</text:p>
      <text:p text:style-name="Standard">„am”„em”</text:p>
      <text:p text:style-name="Standard">1. os. lp.‑нем‑ынем</text:p>
      <text:p text:style-name="Standard">2. os.‑нет‑ынет</text:p>
      <text:p text:style-name="Standard">3. os.‑неже‑ынеже</text:p>
      <text:p text:style-name="Standard">1. os. lm.‑нена‑ынена</text:p>
      <text:p text:style-name="Standard">2. os.‑неда‑ынеда</text:p>
      <text:p text:style-name="Standard">3. os.‑нешт‑ынешт</text:p>
      <text:p text:style-name="Standard">Tryb rozkazujący</text:p>
      <text:p text:style-name="Standard">„am”„em”</text:p>
      <text:p text:style-name="Standard">1. os. lp.——</text:p>
      <text:p text:style-name="Standard">2. os.(jak to nazwać?)‑Е</text:p>
      <text:p text:style-name="Standard">3. os.‑шЕ/ ‑жЕ‑ыжЕ</text:p>
      <text:p text:style-name="Standard">1. os. lm.(‑ына)(‑ена)</text:p>
      <text:p text:style-name="Standard">2. os.‑са/ ‑за‑ыза</text:p>
      <text:p text:style-name="Standard">3. os.‑ышт‑ышт</text:p>
      <text:p text:style-name="Standard">W 1. os. lm. używa się form trybu oznajmującego, np. лудына ‘czytamy; czytajmy’, возена ‘piszemy; piszmy’. Przyrostki ‑са/ ‑за w formach 2. os. lm. (obu koniugacji) są niekacentowane.</text:p>
      <text:p text:style-name="Standard">Dopełniacz</text:p>
      <text:p text:style-name="Standard"><text:soft-page-break/>Przyrostkiem dopełniacza jest ‑н/ ‑ын.</text:p>
      <text:p text:style-name="Standard">mian.dop.</text:p>
      <text:p text:style-name="Standard">ача ‘ojciec’ачан</text:p>
      <text:p text:style-name="Standard">эрге ‘syn’эргын</text:p>
      <text:p text:style-name="Standard">чӱчӱ ‘wujek’чӱчӱн</text:p>
      <text:p text:style-name="Standard">ӱдыр ‘córka’ӱдырын</text:p>
      <text:p text:style-name="Standard">Celownik</text:p>
      <text:p text:style-name="Standard">Przyrostkiem celownika jest ‑лан.</text:p>
      <text:p text:style-name="Standard">mian.cel.</text:p>
      <text:p text:style-name="Standard">ача ‘ojciec’ачалан</text:p>
      <text:p text:style-name="Standard">эрге ‘syn’эргылан</text:p>
      <text:p text:style-name="Standard">чӱчӱ ‘wujek’чӱчӱлан</text:p>
      <text:p text:style-name="Standard">ӱдыр ‘córka’ӱдырлан</text:p>
      <text:p text:style-name="Standard">Przyrostek ‑лан może być akcentowany lub nie; w tym drugim przypadku akcent pada na tę samą sylabę co w mianowniku.</text:p>
      <text:p text:style-name="Standard">Inessiwus</text:p>
      <text:p text:style-name="Standard">Przyrostkiem inessiwu jest ‑штЕ/ ‑ыштЕ.</text:p>
      <text:p text:style-name="Standard">mian.iness.</text:p>
      <text:p text:style-name="Standard">ола ‘miasto’олаште</text:p>
      <text:p text:style-name="Standard">корно ‘droga’корнышто</text:p>
      <text:p text:style-name="Standard">пасу ‘pole’пасушто</text:p>
      <text:p text:style-name="Standard">пӧрт ‘dom’пӧртыштӧ</text:p>
      <text:p text:style-name="Standard">Illatiwus</text:p>
      <text:p text:style-name="Standard">Przyrostkiem illatiwu jest ‑ш(кЕ)/ ‑ыш(кЕ).</text:p>
      <text:p text:style-name="Standard">mian.illat.</text:p>
      <text:p text:style-name="Standard">ола ‘miasto’олаш(ке)</text:p>
      <text:p text:style-name="Standard">корно ‘droga’корныш(ко)</text:p>
      <text:p text:style-name="Standard">пасу ‘pole’пасуш(ко)</text:p>
      <text:p text:style-name="Standard">пӧрт ‘dom’пӧртыш(кӧ)</text:p>
      <text:p text:style-name="Standard">Latiwus</text:p>
      <text:p text:style-name="Standard">Przyrostkiem latiwu jest ‑ш/ ‑еш/ ‑эш.</text:p>
      <text:p text:style-name="Standard">mian.lat.</text:p>
      <text:p text:style-name="Standard">ола ‘miasto’олаш</text:p>
      <text:p text:style-name="Standard">корно ‘droga’корнеш</text:p>
      <text:p text:style-name="Standard">пасу ‘pole’пасуэш</text:p>
      <text:p text:style-name="Standard"><text:soft-page-break/>пӧрт ‘dom’пӧртеш</text:p>
      <text:p text:style-name="Standard">Rzeczowniki zakończone na [j] odmieniają się regularnie, ale należy zwrócić uwagę na pisownię, np. мӱй ‘miód’ : мӱеш.</text:p>
      <text:p text:style-name="Standard">Komitatiwus</text:p>
      <text:p text:style-name="Standard">Przyrostkiem komitatiwu jest ‑ге. Poniższe przykłady to maryjskie żeńskie imiona.</text:p>
      <text:p text:style-name="Standard">mian.kom.</text:p>
      <text:p text:style-name="Standard">ОняОняге</text:p>
      <text:p text:style-name="Standard">ОшалгеОшалгыге</text:p>
      <text:p text:style-name="Standard">ОроптиОроптиге</text:p>
      <text:p text:style-name="Standard">ОшалякОшалякге</text:p>
      <text:p text:style-name="Standard">Przyrostek komitatiwu jest akcentowany.</text:p>
      <text:p text:style-name="Standard">Komparatiwus</text:p>
      <text:p text:style-name="Standard">Przyrostkiem komparatiwu jest ‑ла. Poniższe przykłady to maryjskie żeńskie imiona.</text:p>
      <text:p text:style-name="Standard">mian.komp.</text:p>
      <text:p text:style-name="Standard">ОняОняла</text:p>
      <text:p text:style-name="Standard">ОшалгеОшалгыла</text:p>
      <text:p text:style-name="Standard">ОроптиОроптила</text:p>
      <text:p text:style-name="Standard">ОшалякОшалякла</text:p>
      <text:p text:style-name="Standard">Przyrostek komparatiwu jest nieakcentowany, więc akcent pada na tę samą sylabę co w mianowniku.</text:p>
      <text:p text:style-name="Standard">Teksty maryjskie</text:p>
      <text:p text:style-name="Standard">Jeśli tekst jest dłuższy (rozmówki, przysłowia) i jego tworzenie polega na ciągłym dokładaniu kolejnych zdań, to jego analiza leksykalno-gramatyczna jest zbierana w słowniku umieszczonym po tekście. Jeśli tekst jest krótki (wiersz), to jest analizowany zdanie po zdaniu.</text:p>
      <text:p text:style-name="Standard">Jak powstał człowiek</text:p>
      <text:p text:style-name="Standard">Tekst oryginalny: Айдеме кузе лийын, [w:] Марийский фольклор: Мифы, легенды, предания, сост. В.А. Акцорин, 1991.</text:p>
      <text:p text:style-name="Standard">¹ Шун гычын айдемым ыштеныт, лавра гычын. ² Еҥ мланде гычын ышталтын, да мландышкак тудо кая.</text:p>
      <text:p text:style-name="Standard">³ Юмо первый ульмым колтен, вара ӱдырамашым. ⁴ Могырышт нунын кӱч гане улмаш. ⁵ Юмо ойлен айдемылан:</text:p>
      <text:p text:style-name="Standard">— Ту верема йотке нимом ида ыште!</text:p>
      <text:p text:style-name="Standard"><text:soft-page-break/>⁶ Сатана толын да нунылан манын:</text:p>
      <text:p text:style-name="Standard">— Юмо шӱден олмам кочкаш.</text:p>
      <text:p text:style-name="Standard">⁷ И айдеме кочкын олмам, туддеч вара айдемын кап-могыржо мемнанын гане лийын.</text:p>
      <text:p text:style-name="Standard">⁸ Ӱдырамаш олмам нелын колтен. ⁹ А ульмыжо нелын шуктен огыл. ¹⁰ Тудлан верчын ульмын пӧръеҥ сын, а ӱдырамашын шке сынже лийын.</text:p>
      <text:p text:style-name="Standard">(1) Шуи гычын айдемым ыштеныт, лавра гычын.</text:p>
      <text:p text:style-name="Standard">Płaczę!</text:p>
      <text:p text:style-name="Standard">Tekst oryginalny: Алёна Яковлева, Шортам!, «Ончыко» 9, 2016.</text:p>
      <text:p text:style-name="Standard">¹ Южгунам, чучеш да нелын,</text:p>
      <text:p text:style-name="Standard">Кычкырен шортмем шуэш.</text:p>
      <text:p text:style-name="Standard">Кече ден пырля кынелын,</text:p>
      <text:p text:style-name="Standard">Шыргыжаш перна уэш.</text:p>
      <text:p text:style-name="Standard">⁵ Сурт коклаште ятыр сомыл:</text:p>
      <text:p text:style-name="Standard">Мушкедаш, кочкаш шолташ.</text:p>
      <text:p text:style-name="Standard">Пашаланже його омыл,</text:p>
      <text:p text:style-name="Standard">Огеш код лач жап шорташ.</text:p>
      <text:p text:style-name="Standard">⁹ Ну, шонем, чечас шинчам да</text:p>
      <text:p text:style-name="Standard">Чон оҥгем рудем садак!</text:p>
      <text:p text:style-name="Standard">Но воктенысе йочамла</text:p>
      <text:p text:style-name="Standard">Тӱҥалам модаш адак.</text:p>
      <text:p text:style-name="Standard">¹³ Телефон, уна-влак, кевыт,</text:p>
      <text:p text:style-name="Standard">Йочасад, урем да пӧрт…</text:p>
      <text:p text:style-name="Standard">Кече-влак паша ден темыт,</text:p>
      <text:p text:style-name="Standard">Шорташат ярсен ом керт.</text:p>
      <text:p text:style-name="Standard">(1–2) Южгунам, чучеш да нелын,/ кычкырен шортмем шуэш. ‘’</text:p>
      <text:p text:style-name="Standard">(3–4) Кече ден пырля кынелын,/ шыргыжаш перна уэш. ‘’</text:p>
      <text:p text:style-name="Standard">(5–6) Сурт коклаште ятыр сомыл:/ мушкедаш, кочкаш шолташ. ‘’</text:p>
      <text:p text:style-name="Standard">(7–8) Пашаланже його омыл,/ огеш код лач жап шорташ. ‘’</text:p>
      <text:p text:style-name="Standard">(9–10) Ну, шонем, чечас шинчам да/ чон оҥгем рудем садак! ‘’</text:p>
      <text:p text:style-name="Standard">(11–12) Но воктенысе йочамла/ тӱҥалам модаш адак. ‘’</text:p>
      <text:p text:style-name="Standard">(13–14) Телефон, уна-влак, кевыт,/ йочасад, урем да пӧрт… ‘Telefon, goście, sklep, przedszkole, ulica i dom…’</text:p>
      <text:p text:style-name="Standard">телефон ‘telefon’.</text:p>
      <text:p text:style-name="Standard"><text:soft-page-break/>уна-влак ‘goście’, od уна ‘gość’ i przyrostka lm. влак.</text:p>
      <text:p text:style-name="Standard">кевыт ‘sklep’. йочасад ‘przedszkole’. урем ‘ulica’. да ‘i’. пӧрт ‘dom’.</text:p>
      <text:p text:style-name="Standard">(15–16) Кече-влак паша ден темыт,/ шорташат ярсен ом керт. ‘’</text:p>
      <text:p text:style-name="Standard">кече-влак ‘dnie’.</text:p>
      <text:p text:style-name="Standard">паша ден ‘pracą’: паша ‘praca’; ден(е) poimek narzędnika.</text:p>
      <text:p text:style-name="Standard">темыт 3. os. lm. od темаш (ам) ‘wypełnić się’.</text:p>
      <text:p text:style-name="Standard">шорташат: шорташ (ам) ‘płakać’; ат ‘i; też’, partykuła emfatyczna.</text:p>
      <text:p text:style-name="Standard">ярсен: im. przys. od ярсаш (ем) ‘mieć czas, być wolnym’.</text:p>
      <text:p text:style-name="Standard">ом керт ‘nie mogę’, forma przecząca 1. os. lp. od керташ (ам) ‘móc, potrafić’; jako posiłkowy wymaga formy im. przys. czasowników głównych.</text:p>
      <text:p text:style-name="Standard">Robocze tłumaczenie</text:p>
      <text:p text:style-name="Standard">Telefon, goście, sklep,</text:p>
      <text:p text:style-name="Standard">przedszkole, ulica i dom…</text:p>
      <text:p text:style-name="Standard">Мый тыгай мутым ом пале. ‘Ja takiego słowa nie znam.’ — мый ‘ja’. тыгай ‘taki’. мутым bier. od мут ‘słowo’. ом пале ‘nie znam’, forma przecząca 1. os. lp. od палаш (ем) ‘znać’.</text:p>
      <text:p text:style-name="Standard">Drachenfutter rn. ‘jedzenia dla smoka’. Od Drache rm. ‘smok’ i Futter rn. ‘pożywienie, karma’. W przenośni Drachenfutter oznacza upominek, np. kwiaty lub słodycze, dla bliskiej osoby, która się gniewa.</text:p>
      <text:p text:style-name="Standard">Słownictwo</text:p>
      <text:p text:style-name="Standard">Пешкыде ‘twardy’ i пушкыдо ‘miękki’ to para zaskakująco podobnych antonimów.</text:p>
      <text:p text:style-name="Standard">Cytaty</text:p>
      <text:p text:style-name="Standard">The clumsiest literal translation is a thousand times more useful than the prettiest paraphrase. — Vladimir Nabokov</text:p>
      <text:p text:style-name="Standard">Es gibt keine schlechten schüler, es gibt nur miserable lernmethoden. — Sebastian Leitner</text:p>
      <text:p text:style-name="Standard">If learning a foreign language really is important to you, itʼs up to you to make time for it in your day. — John Fotheringham</text:p>
      <text:p text:style-name="Standard">If you know how to handle the verbs, you know how to handle the language. Everything else is just vocabulary. — Michel Thomas</text:p>
      <text:p text:style-name="Standard"><text:soft-page-break/>No language is justly studied merely as an aid to other purposes. It will in fact better serve other purposes, philological or historical, when it is studied for love, for itself. — J.R.R. Tolkien</text:p>
      <text:p text:style-name="Standard">No man can be a good citizen if he is not at least in process of learning to speak the language of his fellow-citizens. — Theodore Roosevelt</text:p>
      <text:p text:style-name="Standard">No painting, no art, no photograph in the world can excite me as much as a printed page of text in a foreign language I canʼt read… yet. — Barry Farber</text:p>
      <text:p text:style-name="Standard">Self-education is, I firmly believe, the only kind of education there is. — Isaac Asimov</text:p>
      <text:p text:style-name="Standard">A year from now you will wish you had started today. — Karen Lamb</text:p>
      <text:p text:style-name="Standard">Maryjczycy i języki maryjskie w spisie powszechnym</text:p>
      <text:p text:style-name="Standard">Poniżej garść wybranych danych ze Wszechrosyjskiego Spisu Powszechnego 2020, którego wyniki pod koniec grudnia 2022 roku opublikowała rosyjska Federalna Służba Statystyki Państwowej (Rosstat).</text:p>
      <text:p text:style-name="Standard">W spisie wymieniono trzy grupy narodowościowe Maryjczyków:</text:p>
      <text:p text:style-name="Standard">M₁ = марийцы (мар, мари, марий, меря, черемисы)</text:p>
      <text:p text:style-name="Standard">M₂ = горные марийцы (горномарийцы)</text:p>
      <text:p text:style-name="Standard">M₃ = лугово-восточные марийцы (луговые марийцы, уральские марийцы)</text:p>
      <text:p text:style-name="Standard">oraz trzy grupy językowe:</text:p>
      <text:p text:style-name="Standard">jM₁ = марийский</text:p>
      <text:p text:style-name="Standard">jM₂ = горномарийский</text:p>
      <text:p text:style-name="Standard">jM₃ = лугово-восточный марийский</text:p>
      <text:p text:style-name="Standard">Tom 5, tabela 1: Narodowość. Narodowość maryjską zadeklarowało 437 981 osób (M₁ 423 803, M₂ 14 077, M₃ 101).</text:p>
      <text:p text:style-name="Standard">Tom 5, tabela 3: Znajomość języka rosyjskiego. Znajomość języka rosyjskiego zadeklarowało 430 022 Maryjczyków (M₁ 416 087, M₂ 13 834, M₃ 101), z czego na co dzień posługuje się nim 417 407 Maryjczyków (M₁ 404 835, M₂ 12 472, M₃ 100).</text:p>
      <text:p text:style-name="Standard">Tom 5, tabela 4: Znajomość języków. Znajomość języków maryjskich zadeklarowały 274 303 osoby (jM₁ 258 722, jM₂ 15 352, jM₃ 229), z <text:soft-page-break/>czego na co dzień posługuje się nimi 243 707 osób (jM₁ 228 678, jM₂ 14 882, jM₃ 147).</text:p>
      <text:p text:style-name="Standard">Tom 5, tabela 5: Znajomość języków wg najliczniejszych narodowości. Najwięcej użytkowników języki maryjskie mają wśród następujących narodowości:</text:p>
      <text:p text:style-name="Standard">jM₁</text:p>
      <text:p text:style-name="Standard">jM₂</text:p>
      <text:p text:style-name="Standard">jM₃</text:p>
      <text:p text:style-name="Standard">Σ</text:p>
      <text:p text:style-name="Standard">Maryjczycy</text:p>
      <text:p text:style-name="Standard">241 194</text:p>
      <text:p text:style-name="Standard">15 088</text:p>
      <text:p text:style-name="Standard">181</text:p>
      <text:p text:style-name="Standard">256 463</text:p>
      <text:p text:style-name="Standard">Rosjanie</text:p>
      <text:p text:style-name="Standard">10 397</text:p>
      <text:p text:style-name="Standard">131</text:p>
      <text:p text:style-name="Standard">37</text:p>
      <text:p text:style-name="Standard">10 565</text:p>
      <text:p text:style-name="Standard">Tatarzy</text:p>
      <text:p text:style-name="Standard">2 223</text:p>
      <text:p text:style-name="Standard">2</text:p>
      <text:p text:style-name="Standard">1</text:p>
      <text:p text:style-name="Standard">2 226</text:p>
      <text:p text:style-name="Standard">Baszkirowie</text:p>
      <text:p text:style-name="Standard">1 785</text:p>
      <text:p text:style-name="Standard">—</text:p>
      <text:p text:style-name="Standard">—</text:p>
      <text:p text:style-name="Standard">1 785</text:p>
      <text:p text:style-name="Standard">Czuwasze</text:p>
      <text:p text:style-name="Standard">377</text:p>
      <text:p text:style-name="Standard">59</text:p>
      <text:p text:style-name="Standard">—</text:p>
      <text:p text:style-name="Standard">436</text:p>
      <text:p text:style-name="Standard">Udmurci</text:p>
      <text:p text:style-name="Standard"><text:soft-page-break/>321</text:p>
      <text:p text:style-name="Standard">—</text:p>
      <text:p text:style-name="Standard">—</text:p>
      <text:p text:style-name="Standard">321</text:p>
      <text:p text:style-name="Standard">Pozostałe narodowości deklarujące znajomość języków maryjskich (bez podziału na jM₁, jM₂, jM₃):</text:p>
      <text:p text:style-name="Standard">Mordwini (49)</text:p>
      <text:p text:style-name="Standard">Ukraińcy (49)</text:p>
      <text:p text:style-name="Standard">Ormianie (27)</text:p>
      <text:p text:style-name="Standard">Uzbecy (21)</text:p>
      <text:p text:style-name="Standard">Kazachowie (17)</text:p>
      <text:p text:style-name="Standard">Kereszeni (17)</text:p>
      <text:p text:style-name="Standard">Białorusini (15)</text:p>
      <text:p text:style-name="Standard">Azerowie (10)</text:p>
      <text:p text:style-name="Standard">Tadżycy (9)</text:p>
      <text:p text:style-name="Standard">Mołdawianie (8)</text:p>
      <text:p text:style-name="Standard">Komi Zyrianie (7)</text:p>
      <text:p text:style-name="Standard">Niemcy (7)</text:p>
      <text:p text:style-name="Standard">Awarowie (6)</text:p>
      <text:p text:style-name="Standard">Czeczeńcy (6)</text:p>
      <text:p text:style-name="Standard">Koreańczycy (6)</text:p>
      <text:p text:style-name="Standard">Turkmeni (5)</text:p>
      <text:p text:style-name="Standard">Gruzini (4)</text:p>
      <text:p text:style-name="Standard">Lezgini (4)</text:p>
      <text:p text:style-name="Standard">Osetyjczycy (4)</text:p>
      <text:p text:style-name="Standard">Żydzi (4)</text:p>
      <text:p text:style-name="Standard">Kozacy (3)</text:p>
      <text:p text:style-name="Standard">Erzjanie (2)</text:p>
      <text:p text:style-name="Standard">Jakuci (2)</text:p>
      <text:p text:style-name="Standard">Kirgizi (2)</text:p>
      <text:p text:style-name="Standard">Komi Permiacy (2)</text:p>
      <text:p text:style-name="Standard">Buriaci (1)</text:p>
      <text:p text:style-name="Standard">Chakasi (1)</text:p>
      <text:p text:style-name="Standard">Grecy (1)</text:p>
      <text:p text:style-name="Standard">Kałmucy (1)</text:p>
      <text:p text:style-name="Standard"><text:soft-page-break/>Karelowie (1)</text:p>
      <text:p text:style-name="Standard">Kumycy (1)</text:p>
      <text:p text:style-name="Standard">Lakowie (1)</text:p>
      <text:p text:style-name="Standard">Tatarzy krymscy (1)</text:p>
      <text:p text:style-name="Standard">Etymologie maryjskie</text:p>
      <text:p text:style-name="Standard">але¹ ‘albo, czy (w pytaniach rozłącznych)’. Ros. или, w niektórych dialektach Powołża али. [GalИГ 1:177, TschW 10]</text:p>
      <text:p text:style-name="Standard">але² ‘jeszcze; czyżby, może’. [TschW 10]</text:p>
      <text:p text:style-name="Standard">ий¹ ‘lód’; mar. gór. и.</text:p>
      <text:p text:style-name="Standard">ий² ‘rok’; mar. gór. и.</text:p>
      <text:p text:style-name="Standard">ий³ ‘dłuto’.</text:p>
      <text:p text:style-name="Standard">тумна ‘sowa; (przen.) fajtłapa’; mar. gór. тымана. Czuw. тӑмана ‘sowa; głupiec, gapa; głupi, nieogarnięty’. [FedЧМ 244, FedЭС II:191, TschW 825]</text:p>
      <text:p text:style-name="Standard">Skróty</text:p>
      <text:p text:style-name="Standard">czuw. = czuwaski</text:p>
      <text:p text:style-name="Standard">mar. gór. = maryjski górski</text:p>
      <text:p text:style-name="Standard">przen. = przenośnie</text:p>
      <text:p text:style-name="Standard">ros. = rosyjski</text:p>
      <text:p text:style-name="Standard">Zapożyczenia turkijskie w języku maryjskim</text:p>
      <text:p text:style-name="Standard">ола ‘miasto’; mar. gór. хала (dial. ала). Czuw. хула (dial. хола) ‘miasto’. [Fed90 266, Fed96 II 354, TschW 446]</text:p>
      <text:p text:style-name="Standard">Najdłuższe słowa</text:p>
      <text:p text:style-name="Standard">W korpusie są trzy 20-literowe rodzime słowa:</text:p>
      <text:p text:style-name="Standard">лӱдыкшыдымылыкыштлан</text:p>
      <text:p text:style-name="Standard">соҥгырапочкалтышымат</text:p>
      <text:p text:style-name="Standard">тургыжландарымыланна</text:p>
      <text:p text:style-name="Standard">Słownictwo maryjskie</text:p>
      <text:p text:style-name="Standard">Кумытло ‘trójca’</text:p>
      <text:p text:style-name="Standard">Słownik języka śródziemnomorskiego</text:p>
      <text:p text:style-name="Standard">Pomysł jest taki: przerobić wyrazy starogreckie tak, żeby otrzymały formę wyrazów prauralskich, najlepiej przy pomocy mniej lub bardziej regularnych praw głosowych.</text:p>
      <text:p text:style-name="Standard">amma rz. matka</text:p>
      <text:p text:style-name="Standard">atta rz. ojciec</text:p>
      <text:p text:style-name="Standard"><text:soft-page-break/>Hella rz. = przedstawiciel wschodniego plemienia</text:p>
      <text:p text:style-name="Standard">Hellada rz. = kraina we wschodniej części morza, zamieszkana przez Hellów</text:p>
      <text:p text:style-name="Standard">2023 — rok języków</text:p>
      <text:p text:style-name="Standard">zejść z Twittera (na wszystkich socmediach tryb incognito)</text:p>
      <text:p text:style-name="Standard">posprzątać Carrd</text:p>
      <text:p text:style-name="Standard">zacząć kanały w Telegramie (albo i nie)</text:p>
      <text:p text:style-name="Standard">Rozmówki maryjskie</text:p>
      <text:p text:style-name="Standard">Miejsce rozmówek jest w Anki. Luźny pomysł: zdania z rozmówek ułożyć w kolejności trudności (stopnia złożoności).</text:p>
      <text:p text:style-name="Standard">Języki uralskie — początki językoznawstwa</text:p>
      <text:p text:style-name="Standard">wstęp (Tacyt, Ptolemeusz, Jordanes)</text:p>
      <text:p text:style-name="Standard">zasadnicza część</text:p>
      <text:p text:style-name="Standard">Ottar (IX/X wiek)</text:p>
      <text:p text:style-name="Standard">Aeneas Sylvius Piccolomini/ Pius II (1405–64)</text:p>
      <text:p text:style-name="Standard">Martin Fogel (1634–1675)</text:p>
      <text:p text:style-name="Standard">[…]</text:p>
      <text:p text:style-name="Standard">na koniec Sajnovics (1733–85) i Gyarmathi (1751–1830)</text:p>
      <text:p text:style-name="Standard">zakończenie</text:p>
      <text:p text:style-name="Standard">W roku 98 naszej ery Publiusz Korneliusz Tacyt napisał w ostatnim rozdziale swojego De origine et situ Germanorum:</text:p>
      <text:p text:style-name="Standard">Dzikość i ubóstwo Fennów jest aż do podziwienia. Nie widać tam ani oręża, ani koni, ani mieszkania żadnego. Jedzą zioła, wdziewają skóry, legają na ziemi, cała ich nadzieja w strzałach, które w niedostatku żelaza, koście ostro nasadzone srożą. Z łowów mężczyzna i niewiasta żyje. Żony, polując równie z mężami, obłowem z nimi się dzielą. Najwarowniejszym dla niemowląt od pluty i drapieżnego zwierza przytułkiem, sałasz z gałęzi upleciony, który też służy za domowisko dla młodzieży i starców. [Germania Kaja Korneliusza Tacyta, tłum. Adam S. Naruszewicz, 1861]</text:p>
      <text:p text:style-name="Standard">Tak oto po raz pierwszy na kartach historii pojawił się jeden z narodów znanych dziś jako uralskie. Kogo dokładnie Tacyt miał na myśli, nie jest pewne. Wielu twierdzi, że chodziło o przodków dzisiejszych Lapończyków, niektórzy — że Bałtofinów. Pół wieku później w Geōgraphikḕ Hyphḗgēsis Klaudiusza Ptolemeusza <text:soft-page-break/>dwukrotnie pojawiają się Phínnoi, porównywani do Tacytowych Fennów, zaś w roku 551 Jordanes w De origine actibusque Getarum wymienia etnonimy Screrefennae i Finni, również odnoszące się najprawdopodobniej do Lapończyków. Trzy powyższe relacje łączy między innymi to, że żadna nie wspomina o języku wzmiankowanych Fennów/ Finnów. Na to trzeba było poczekać aż do X wieku.</text:p>
      <text:p text:style-name="Standard">[…]</text:p>
      <text:p text:style-name="Standard">Niejaki Ottar fra Hålogaland około 890 roku zawitał w Anglii. W tym czasie na dworze Alfreda Wielkiego, króla Wessexu, powstawał.</text:p>
      <text:p text:style-name="Standard">Bibliografia</text:p>
      <text:p text:style-name="Standard">Discenza N.G., Old English Orosius, [w:] The encyclopedia of medieval literature in Britain, ed. S. Echard, R. Rouse, 2017.</text:p>
      <text:p text:style-name="Standard">Valtonen I., The North in the Old English Orosius. A geographical narrative in context, 2008.</text:p>
      <text:p text:style-name="Standard">Wickman B., The history of Uralic linguistics, [w:] The Uralic languages. Description, history and foreign influences, ed. D. Sinor, 1988.</text:p>
      <text:p text:style-name="Standard">Czego nie lubię w tych fontach</text:p>
      <text:p text:style-name="Standard">Gentium Plus: słaby kerning, szczególnie w cyrylickich blokach Unikodu.</text:p>
      <text:p text:style-name="Standard">Charis: słaby kerning, szczególnie w cyrylickich blokach Unikodu; brak greki (nawet podstawowy alfabet grecki jest niekompletny).</text:p>
      <text:p text:style-name="Standard">Brill: brak kilku liter z cyrylickich bloków Unikodu.</text:p>
      <text:p text:style-name="Standard">Fragmenty fanzinu opublikować na blogu z linkiem do ściągnięcia całej gazetki.</text:p>
      <text:p text:style-name="Standard">podręcznik do angielskiego vs Duolingo</text:p>
      <text:p text:style-name="Standard">logogryfy z nazwami języków</text:p>
      <text:p text:style-name="Standard">rebusy z hieroglifami</text:p>
      <text:p text:style-name="Standard">herneh kapustanke ‘groch z kapustą’</text:p>
      <text:p text:style-name="Standard">słownik maryjsko-polski w stylu Słownika japońsko-polskiego</text:p>
      <text:p text:style-name="Standard">piksele</text:p>
      <text:p text:style-name="Standard">Lenovo C320</text:p>
      <text:p text:style-name="Standard">Nokia T20</text:p>
      <text:p text:style-name="Standard">Xiaomi Redmi 12</text:p>
      <text:p text:style-name="Standard">device pixels</text:p>
      <text:p text:style-name="Standard"><text:soft-page-break/>1600 × 900 px</text:p>
      <text:p text:style-name="Standard">1,78 : 1</text:p>
      <text:p text:style-name="Standard">1200 × 2000 px</text:p>
      <text:p text:style-name="Standard">1 : 1,67</text:p>
      <text:p text:style-name="Standard">1080 × 2460 px</text:p>
      <text:p text:style-name="Standard">1 : 2,28</text:p>
      <text:p text:style-name="Standard">screen pixels</text:p>
      <text:p text:style-name="Standard">1600 × 900 px</text:p>
      <text:p text:style-name="Standard">100 × 56 em</text:p>
      <text:p text:style-name="Standard">1,78 : 1</text:p>
      <text:p text:style-name="Standard">680 × 1133 px</text:p>
      <text:p text:style-name="Standard">43 × 71 em</text:p>
      <text:p text:style-name="Standard">1 : 1,67</text:p>
      <text:p text:style-name="Standard">396 × 816 px</text:p>
      <text:p text:style-name="Standard">25 × 51 em</text:p>
      <text:p text:style-name="Standard">1 : 2,06</text:p>
      <text:p text:style-name="Standard">pixel ratio</text:p>
      <text:p text:style-name="Standard">1,00</text:p>
      <text:p text:style-name="Standard">1,76</text:p>
      <text:p text:style-name="Standard">2,73</text:p>
      <text:p text:style-name="Standard">min-width</text:p>
      <text:p text:style-name="Standard">1600 px</text:p>
      <text:p text:style-name="Standard">640 px</text:p>
      <text:p text:style-name="Standard">390 px</text:p>
      <text:p text:style-name="Standard">[www.mydevice.io]</text:p>
      <text:p text:style-name="Standard">spis treści › język gocki</text:p>
      <text:p text:style-name="Standard">bibliografia</text:p>
      <text:p text:style-name="Standard">podręczniki, gramatyki</text:p>
      <text:p text:style-name="Standard">Bennett W.H., An introduction to the Gothic language, 2006.</text:p>
      <text:p text:style-name="Standard">Lambdin T.O., An introduction to the Gothic language, 2006.</text:p>
      <text:p text:style-name="Standard">Miller D.G., The Oxford Gothic grammar, 2019.</text:p>
      <text:p text:style-name="Standard">Wright J., Grammar of the Gothic language, 1949/ 1966.</text:p>
      <text:p text:style-name="Standard">alfabet</text:p>
      <text:p text:style-name="Standard">Alfabet gocki składa się z 27 liter: a, b, g, d, e, q, z, h, þ, i, k, l, m, n, j, u, p, , r, s, t, w, f, x, ƕ, o, .</text:p>
      <text:p text:style-name="Standard"><text:soft-page-break/>wymowa</text:p>
      <text:p text:style-name="Standard">W kolejnych kolumnach podano: 1) litery gockie, 2) transliterację, 3) transkrypcję z zarysem opisu wymowy.</text:p>
      <table:table table:name="Table2" table:style-name="Table2">
        <table:table-column table:style-name="Table2.A"/>
        <table:table-column table:style-name="Table2.B"/>
        <table:table-column table:style-name="Table2.C"/>
        <table:table-row>
          <table:table-cell table:style-name="Table2.A1" office:value-type="string">
            <text:p text:style-name="Standard">a</text:p>
          </table:table-cell>
          <table:table-cell table:style-name="Table2.A1" office:value-type="string">
            <text:p text:style-name="Standard">a</text:p>
          </table:table-cell>
          <table:table-cell table:style-name="Table2.C1" office:value-type="string">
            <text:p text:style-name="Standard">a [a] — jak pol. ‹a›.</text:p>
          </table:table-cell>
        </table:table-row>
        <table:table-row>
          <table:table-cell table:style-name="Table2.A2" office:value-type="string">
            <text:p text:style-name="Standard"/>
          </table:table-cell>
          <table:table-cell table:style-name="Table2.A2" office:value-type="string">
            <text:p text:style-name="Standard"/>
          </table:table-cell>
          <table:table-cell table:style-name="Table2.C2" office:value-type="string">
            <text:p text:style-name="Standard">ā [aa] — jak pol. ‹a›, ale długie.</text:p>
          </table:table-cell>
        </table:table-row>
        <table:table-row>
          <table:table-cell table:style-name="Table2.A2" office:value-type="string">
            <text:p text:style-name="Standard">ai</text:p>
          </table:table-cell>
          <table:table-cell table:style-name="Table2.A2" office:value-type="string">
            <text:p text:style-name="Standard">ai</text:p>
          </table:table-cell>
          <table:table-cell table:style-name="Table2.C2" office:value-type="string">
            <text:p text:style-name="Standard">[e] — jak pol. ‹e›.</text:p>
          </table:table-cell>
        </table:table-row>
        <table:table-row>
          <table:table-cell table:style-name="Table2.A2" office:value-type="string">
            <text:p text:style-name="Standard">au</text:p>
          </table:table-cell>
          <table:table-cell table:style-name="Table2.A2" office:value-type="string">
            <text:p text:style-name="Standard">au</text:p>
          </table:table-cell>
          <table:table-cell table:style-name="Table2.C2" office:value-type="string">
            <text:p text:style-name="Standard">[o] — jak pol. ‹o›.</text:p>
          </table:table-cell>
        </table:table-row>
        <table:table-row>
          <table:table-cell table:style-name="Table2.C2" table:number-columns-spanned="3" office:value-type="string">
            <text:p text:style-name="Standard">Etymologia wyrazów z ai i au pokazuje, że te dwuznaki oryginalnie miały trojaką wymowę, co w <text:span text:style-name="T1">wielu tekstach</text:span> wciąż rozróżnia się w transkrypcji: aí aú [e o] — jak pol. ‹e o›; ai au [ee oo] — jak pol. ‹e o›, ale długie; ái áu [aj aw] — jak pol. ‹aj ał›. Nie ma dowodów, że w czasach Wulfili (IV w.) takie rozróżnienie miało miejsce.</text:p>
          </table:table-cell>
          <table:covered-table-cell/>
          <table:covered-table-cell/>
        </table:table-row>
        <table:table-row>
          <table:table-cell table:style-name="Table2.A2" office:value-type="string">
            <text:p text:style-name="Standard">e</text:p>
          </table:table-cell>
          <table:table-cell table:style-name="Table2.A2" office:value-type="string">
            <text:p text:style-name="Standard">e</text:p>
          </table:table-cell>
          <table:table-cell table:style-name="Table2.C2" office:value-type="string">
            <text:p text:style-name="Standard">ē [ėė] — jak pol. ‹e›, ale ścieśnione i długie.</text:p>
          </table:table-cell>
        </table:table-row>
        <table:table-row>
          <table:table-cell table:style-name="Table2.A2" office:value-type="string">
            <text:p text:style-name="Standard">ei</text:p>
          </table:table-cell>
          <table:table-cell table:style-name="Table2.A2" office:value-type="string">
            <text:p text:style-name="Standard">ei</text:p>
          </table:table-cell>
          <table:table-cell table:style-name="Table2.C2" office:value-type="string">
            <text:p text:style-name="Standard">[ii] — jak pol. ‹i›, ale długie.</text:p>
          </table:table-cell>
        </table:table-row>
        <table:table-row>
          <table:table-cell table:style-name="Table2.A2" office:value-type="string">
            <text:p text:style-name="Standard">i</text:p>
          </table:table-cell>
          <table:table-cell table:style-name="Table2.A2" office:value-type="string">
            <text:p text:style-name="Standard">i</text:p>
          </table:table-cell>
          <table:table-cell table:style-name="Table2.C2" office:value-type="string">
            <text:p text:style-name="Standard">[i] — jak pol. ‹i›.</text:p>
          </table:table-cell>
        </table:table-row>
        <table:table-row>
          <table:table-cell table:style-name="Table2.A2" office:value-type="string">
            <text:p text:style-name="Standard">iu</text:p>
          </table:table-cell>
          <table:table-cell table:style-name="Table2.A2" office:value-type="string">
            <text:p text:style-name="Standard">iu</text:p>
          </table:table-cell>
          <table:table-cell table:style-name="Table2.C2" office:value-type="string">
            <text:p text:style-name="Standard">[iw] — jak pol. ‹ił›.</text:p>
          </table:table-cell>
        </table:table-row>
        <table:table-row>
          <table:table-cell table:style-name="Table2.A2" office:value-type="string">
            <text:p text:style-name="Standard">o</text:p>
          </table:table-cell>
          <table:table-cell table:style-name="Table2.A2" office:value-type="string">
            <text:p text:style-name="Standard">o</text:p>
          </table:table-cell>
          <table:table-cell table:style-name="Table2.C2" office:value-type="string">
            <text:p text:style-name="Standard">ō [ȯȯ] — jak pol. ‹o›, ale ścieśnione i długie.</text:p>
          </table:table-cell>
        </table:table-row>
        <table:table-row>
          <table:table-cell table:style-name="Table2.A2" office:value-type="string">
            <text:p text:style-name="Standard">u</text:p>
          </table:table-cell>
          <table:table-cell table:style-name="Table2.A2" office:value-type="string">
            <text:p text:style-name="Standard">u</text:p>
          </table:table-cell>
          <table:table-cell table:style-name="Table2.C2" office:value-type="string">
            <text:p text:style-name="Standard">u [u] — jak pol. ‹u›.</text:p>
          </table:table-cell>
        </table:table-row>
        <table:table-row>
          <table:table-cell table:style-name="Table2.A2" office:value-type="string">
            <text:p text:style-name="Standard"/>
          </table:table-cell>
          <table:table-cell table:style-name="Table2.A2" office:value-type="string">
            <text:p text:style-name="Standard"/>
          </table:table-cell>
          <table:table-cell table:style-name="Table2.C2" office:value-type="string">
            <text:p text:style-name="Standard">ū [uu] — jak pol. ‹u›, ale długie.</text:p>
          </table:table-cell>
        </table:table-row>
        <table:table-row>
          <table:table-cell table:style-name="Table2.C2" table:number-columns-spanned="3" office:value-type="string">
            <text:p text:style-name="Standard">Nie ma podstaw sądzić, że iloczas istniał około IV w.</text:p>
          </table:table-cell>
          <table:covered-table-cell/>
          <table:covered-table-cell/>
        </table:table-row>
        <table:table-row>
          <table:table-cell table:style-name="Table2.A2" office:value-type="string">
            <text:p text:style-name="Standard">b</text:p>
          </table:table-cell>
          <table:table-cell table:style-name="Table2.A2" office:value-type="string">
            <text:p text:style-name="Standard">b</text:p>
          </table:table-cell>
          <table:table-cell table:style-name="Table2.C2" office:value-type="string">
            <text:p text:style-name="Standard">[b] — jak pol. ‹b›: na początku wyrazu i po spółgłosce.</text:p>
          </table:table-cell>
        </table:table-row>
        <table:table-row>
          <table:table-cell table:style-name="Table2.A2" office:value-type="string">
            <text:p text:style-name="Standard"/>
          </table:table-cell>
          <table:table-cell table:style-name="Table2.A2" office:value-type="string">
            <text:p text:style-name="Standard"/>
          </table:table-cell>
          <table:table-cell table:style-name="Table2.C2" office:value-type="string">
            <text:p text:style-name="Standard">[β] — jak w hiszp. ‹iba›: po samogłosce w środku wyrazu.</text:p>
          </table:table-cell>
        </table:table-row>
        <table:table-row>
          <table:table-cell table:style-name="Table2.A2" office:value-type="string">
            <text:p text:style-name="Standard">d</text:p>
          </table:table-cell>
          <table:table-cell table:style-name="Table2.A2" office:value-type="string">
            <text:p text:style-name="Standard">d</text:p>
          </table:table-cell>
          <table:table-cell table:style-name="Table2.C2" office:value-type="string">
            <text:p text:style-name="Standard">[d] — jak pol. ‹d›: na początku wyrazu i po spółgłosce.</text:p>
          </table:table-cell>
        </table:table-row>
        <table:table-row>
          <table:table-cell table:style-name="Table2.A2" office:value-type="string">
            <text:p text:style-name="Standard"/>
          </table:table-cell>
          <table:table-cell table:style-name="Table2.A2" office:value-type="string">
            <text:p text:style-name="Standard"/>
          </table:table-cell>
          <table:table-cell table:style-name="Table2.C2" office:value-type="string">
            <text:p text:style-name="Standard">[δ] — jak w ang. ‹this›, hiszp. ‹hada›: po samogłosce w środku wyrazu.</text:p>
          </table:table-cell>
        </table:table-row>
        <table:table-row>
          <table:table-cell table:style-name="Table2.A2" office:value-type="string">
            <text:p text:style-name="Standard">g</text:p>
          </table:table-cell>
          <table:table-cell table:style-name="Table2.A2" office:value-type="string">
            <text:p text:style-name="Standard">g</text:p>
          </table:table-cell>
          <table:table-cell table:style-name="Table2.C2" office:value-type="string">
            <text:p text:style-name="Standard">[g] — jak pol. ‹g›: na początku wyrazu i po spółgłosce.</text:p>
          </table:table-cell>
        </table:table-row>
        <table:table-row>
          <table:table-cell table:style-name="Table2.A2" office:value-type="string">
            <text:p text:style-name="Standard"/>
          </table:table-cell>
          <table:table-cell table:style-name="Table2.A2" office:value-type="string">
            <text:p text:style-name="Standard"/>
          </table:table-cell>
          <table:table-cell table:style-name="Table2.C2" office:value-type="string">
            <text:p text:style-name="Standard">[γ] — jak w pol. ‹klechda›, hiszp. ‹agua›: po samogłosce w <text:soft-page-break/>środku wyrazu.</text:p>
          </table:table-cell>
        </table:table-row>
        <table:table-row>
          <table:table-cell table:style-name="Table2.C2" table:number-columns-spanned="3" office:value-type="string">
            <text:p text:style-name="Standard">Po samogłosce na końcu wyrazu i przed końcowym s spółgłoski b d g [β δ γ] traciły dźwięczność i były wymawiane [φ θ χ] (jak w jap. ‹fuku›, jak w ang. ‹thin› i jak pol. ‹ch›). W <text:span text:style-name="T2">piśmie</text:span> litery b i d (ale nie g) zazwyczaj wymieniały się wówczas na f i þ.</text:p>
          </table:table-cell>
          <table:covered-table-cell/>
          <table:covered-table-cell/>
        </table:table-row>
        <table:table-row>
          <table:table-cell table:style-name="Table2.C2" table:number-columns-spanned="3" office:value-type="string">
            <text:p text:style-name="Standard">Zbitki bb i dd były wymawiane zwarto: [bb] i [dd], jak w pol. ‹hobby›, ‹oddech›. Zbitki gg, gk i gq były wymawiane [ŋg], [ŋk] i [ŋkʷ]. Zbitka ggw była wymiawiana [ŋgw] lub [ggw] w zależności od wyrazu.</text:p>
          </table:table-cell>
          <table:covered-table-cell/>
          <table:covered-table-cell/>
        </table:table-row>
        <table:table-row>
          <table:table-cell table:style-name="Table2.A2" office:value-type="string">
            <text:p text:style-name="Standard">p</text:p>
          </table:table-cell>
          <table:table-cell table:style-name="Table2.A2" office:value-type="string">
            <text:p text:style-name="Standard">p</text:p>
          </table:table-cell>
          <table:table-cell table:style-name="Table2.C2" office:value-type="string">
            <text:p text:style-name="Standard">[p] — jak pol. ‹p›.</text:p>
          </table:table-cell>
        </table:table-row>
        <table:table-row>
          <table:table-cell table:style-name="Table2.A2" office:value-type="string">
            <text:p text:style-name="Standard">t</text:p>
          </table:table-cell>
          <table:table-cell table:style-name="Table2.A2" office:value-type="string">
            <text:p text:style-name="Standard">t</text:p>
          </table:table-cell>
          <table:table-cell table:style-name="Table2.C2" office:value-type="string">
            <text:p text:style-name="Standard">[t] — jak pol. ‹t›.</text:p>
          </table:table-cell>
        </table:table-row>
        <table:table-row>
          <table:table-cell table:style-name="Table2.A2" office:value-type="string">
            <text:p text:style-name="Standard">k</text:p>
          </table:table-cell>
          <table:table-cell table:style-name="Table2.A2" office:value-type="string">
            <text:p text:style-name="Standard">k</text:p>
          </table:table-cell>
          <table:table-cell table:style-name="Table2.C2" office:value-type="string">
            <text:p text:style-name="Standard">[k] — jak pol. ‹k›.</text:p>
          </table:table-cell>
        </table:table-row>
        <table:table-row>
          <table:table-cell table:style-name="Table2.A2" office:value-type="string">
            <text:p text:style-name="Standard">f</text:p>
          </table:table-cell>
          <table:table-cell table:style-name="Table2.A2" office:value-type="string">
            <text:p text:style-name="Standard">f</text:p>
          </table:table-cell>
          <table:table-cell table:style-name="Table2.C2" office:value-type="string">
            <text:p text:style-name="Standard">[φ] — jak w jap. ‹fuku›.</text:p>
          </table:table-cell>
        </table:table-row>
        <table:table-row>
          <table:table-cell table:style-name="Table2.A2" office:value-type="string">
            <text:p text:style-name="Standard">þ</text:p>
          </table:table-cell>
          <table:table-cell table:style-name="Table2.A2" office:value-type="string">
            <text:p text:style-name="Standard">þ</text:p>
          </table:table-cell>
          <table:table-cell table:style-name="Table2.C2" office:value-type="string">
            <text:p text:style-name="Standard">[θ] — jak w ang. ‹thin›.</text:p>
          </table:table-cell>
        </table:table-row>
        <table:table-row>
          <table:table-cell table:style-name="Table2.A2" office:value-type="string">
            <text:p text:style-name="Standard">s</text:p>
          </table:table-cell>
          <table:table-cell table:style-name="Table2.A2" office:value-type="string">
            <text:p text:style-name="Standard">s</text:p>
          </table:table-cell>
          <table:table-cell table:style-name="Table2.C2" office:value-type="string">
            <text:p text:style-name="Standard">[s] — jak pol. ‹s›.</text:p>
          </table:table-cell>
        </table:table-row>
        <table:table-row>
          <table:table-cell table:style-name="Table2.A2" office:value-type="string">
            <text:p text:style-name="Standard">z</text:p>
          </table:table-cell>
          <table:table-cell table:style-name="Table2.A2" office:value-type="string">
            <text:p text:style-name="Standard">z</text:p>
          </table:table-cell>
          <table:table-cell table:style-name="Table2.C2" office:value-type="string">
            <text:p text:style-name="Standard">[z] — jak pol. ‹z›.</text:p>
          </table:table-cell>
        </table:table-row>
        <table:table-row>
          <table:table-cell table:style-name="Table2.A2" office:value-type="string">
            <text:p text:style-name="Standard">h</text:p>
          </table:table-cell>
          <table:table-cell table:style-name="Table2.A2" office:value-type="string">
            <text:p text:style-name="Standard">h</text:p>
          </table:table-cell>
          <table:table-cell table:style-name="Table2.C2" office:value-type="string">
            <text:p text:style-name="Standard">[h] — jak w ang. ‹help›: na początku wyrazu przed samogłoską, być może także w środku między samogłoskami.</text:p>
          </table:table-cell>
        </table:table-row>
        <table:table-row>
          <table:table-cell table:style-name="Table2.A2" office:value-type="string">
            <text:p text:style-name="Standard"/>
          </table:table-cell>
          <table:table-cell table:style-name="Table2.A2" office:value-type="string">
            <text:p text:style-name="Standard"/>
          </table:table-cell>
          <table:table-cell table:style-name="Table2.C2" office:value-type="string">
            <text:p text:style-name="Standard">[χ] — jak pol. ‹ch›: w pozostałych pozycjach.</text:p>
          </table:table-cell>
        </table:table-row>
        <table:table-row>
          <table:table-cell table:style-name="Table2.A2" office:value-type="string">
            <text:p text:style-name="Standard">m</text:p>
          </table:table-cell>
          <table:table-cell table:style-name="Table2.A2" office:value-type="string">
            <text:p text:style-name="Standard">m</text:p>
          </table:table-cell>
          <table:table-cell table:style-name="Table2.C2" office:value-type="string">
            <text:p text:style-name="Standard">[m] — jak pol. ‹m›.</text:p>
          </table:table-cell>
        </table:table-row>
        <table:table-row>
          <table:table-cell table:style-name="Table2.A2" office:value-type="string">
            <text:p text:style-name="Standard">n</text:p>
          </table:table-cell>
          <table:table-cell table:style-name="Table2.A2" office:value-type="string">
            <text:p text:style-name="Standard">n</text:p>
          </table:table-cell>
          <table:table-cell table:style-name="Table2.C2" office:value-type="string">
            <text:p text:style-name="Standard">[n] — jak pol. ‹n›.</text:p>
          </table:table-cell>
        </table:table-row>
        <table:table-row>
          <table:table-cell table:style-name="Table2.A2" office:value-type="string">
            <text:p text:style-name="Standard">r</text:p>
          </table:table-cell>
          <table:table-cell table:style-name="Table2.A2" office:value-type="string">
            <text:p text:style-name="Standard">r</text:p>
          </table:table-cell>
          <table:table-cell table:style-name="Table2.C2" office:value-type="string">
            <text:p text:style-name="Standard">[r] — jak pol. ‹r›.</text:p>
          </table:table-cell>
        </table:table-row>
        <table:table-row>
          <table:table-cell table:style-name="Table2.A2" office:value-type="string">
            <text:p text:style-name="Standard">l</text:p>
          </table:table-cell>
          <table:table-cell table:style-name="Table2.A2" office:value-type="string">
            <text:p text:style-name="Standard">l</text:p>
          </table:table-cell>
          <table:table-cell table:style-name="Table2.C2" office:value-type="string">
            <text:p text:style-name="Standard">[l] — jak pol. ‹l›.</text:p>
          </table:table-cell>
        </table:table-row>
        <table:table-row>
          <table:table-cell table:style-name="Table2.A2" office:value-type="string">
            <text:p text:style-name="Standard">j</text:p>
          </table:table-cell>
          <table:table-cell table:style-name="Table2.A2" office:value-type="string">
            <text:p text:style-name="Standard">j</text:p>
          </table:table-cell>
          <table:table-cell table:style-name="Table2.C2" office:value-type="string">
            <text:p text:style-name="Standard">[j] — jak pol. ‹j›.</text:p>
          </table:table-cell>
        </table:table-row>
        <table:table-row>
          <table:table-cell table:style-name="Table2.A2" office:value-type="string">
            <text:p text:style-name="Standard">w</text:p>
          </table:table-cell>
          <table:table-cell table:style-name="Table2.A2" office:value-type="string">
            <text:p text:style-name="Standard">w</text:p>
          </table:table-cell>
          <table:table-cell table:style-name="Table2.C2" office:value-type="string">
            <text:p text:style-name="Standard">w [u] — jak pol. ‹u›: między spółgłoskami oraz na końcu wyrazu po spółgłosce.</text:p>
          </table:table-cell>
        </table:table-row>
        <table:table-row>
          <table:table-cell table:style-name="Table2.A2" office:value-type="string">
            <text:p text:style-name="Standard"/>
          </table:table-cell>
          <table:table-cell table:style-name="Table2.A2" office:value-type="string">
            <text:p text:style-name="Standard"/>
          </table:table-cell>
          <table:table-cell table:style-name="Table2.C2" office:value-type="string">
            <text:p text:style-name="Standard">w [w] — jak pol. ‹ł›: w pozostałych pozycjach.</text:p>
          </table:table-cell>
        </table:table-row>
        <text:soft-page-break/>
        <table:table-row>
          <table:table-cell table:style-name="Table2.A2" office:value-type="string">
            <text:p text:style-name="Standard"/>
          </table:table-cell>
          <table:table-cell table:style-name="Table2.A2" office:value-type="string">
            <text:p text:style-name="Standard"/>
          </table:table-cell>
          <table:table-cell table:style-name="Table2.C2" office:value-type="string">
            <text:p text:style-name="Standard">y [ü] — jak w niem. ‹über›: w zapożyczeniach z greki.</text:p>
          </table:table-cell>
        </table:table-row>
        <table:table-row>
          <table:table-cell table:style-name="Table2.A2" office:value-type="string">
            <text:p text:style-name="Standard">ƕ</text:p>
          </table:table-cell>
          <table:table-cell table:style-name="Table2.A2" office:value-type="string">
            <text:p text:style-name="Standard">ƕ</text:p>
          </table:table-cell>
          <table:table-cell table:style-name="Table2.C2" office:value-type="string">
            <text:p text:style-name="Standard">[hʷ] lub [χʷ], czyli [h] lub [χ] z zaokrąglonymi ustami — podobnie do pol. ‹chł›.</text:p>
          </table:table-cell>
        </table:table-row>
        <table:table-row>
          <table:table-cell table:style-name="Table2.A2" office:value-type="string">
            <text:p text:style-name="Standard">q</text:p>
          </table:table-cell>
          <table:table-cell table:style-name="Table2.A2" office:value-type="string">
            <text:p text:style-name="Standard">q</text:p>
          </table:table-cell>
          <table:table-cell table:style-name="Table2.C2" office:value-type="string">
            <text:p text:style-name="Standard">[kʷ], czyli [k] z zaokrąglonymi ustami — podobnie do pol. ‹kł›.</text:p>
          </table:table-cell>
        </table:table-row>
        <table:table-row>
          <table:table-cell table:style-name="Table2.A2" office:value-type="string">
            <text:p text:style-name="Standard">x</text:p>
          </table:table-cell>
          <table:table-cell table:style-name="Table2.A2" office:value-type="string">
            <text:p text:style-name="Standard">x</text:p>
          </table:table-cell>
          <table:table-cell table:style-name="Table2.C2" office:value-type="string">
            <text:p text:style-name="Standard">[k] — jak pol. ‹k›.</text:p>
          </table:table-cell>
        </table:table-row>
      </table:table>
      <text:p text:style-name="Standard">Litery  i  nie miały wartości fonetycznej i były używane tylko do zapisu licz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ntium Plus" svg:font-family="'Gentium Plus'"/>
    <style:font-face style:name="Times New Roman" svg:font-family="'Times New Roman'" style:font-family-generic="roman"/>
    <style:font-face style:name="Yu Mincho" svg:font-family="'Yu Minch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ntium Plus" fo:font-size="10pt" fo:language="pl" fo:country="PL" style:letter-kerning="true" style:font-name-asian="Yu Mincho" style:font-size-asian="10pt" style:language-asian="ja" style:country-asian="JP" style:font-name-complex="Times New Roman" style:font-size-complex="10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Gentium Plus" fo:font-size="10pt" fo:language="pl" fo:country="PL" style:letter-kerning="true" style:font-name-asian="Yu Mincho" style:font-size-asian="10pt" style:language-asian="ja" style:country-asian="JP" style:font-name-complex="Times New Roman" style:font-size-complex="10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Gentium Plus" fo:font-family="'Gentium Plus'" fo:font-size="10pt" style:font-name-asian="Yu Mincho" style:font-family-asian="'Yu Mincho'" style:font-size-asian="10pt" style:font-name-complex="Times New Roman" style:font-family-complex="'Times New Roman'" style:font-family-generic-complex="roman" style:font-size-complex="10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Gentium Plus" fo:font-family="'Gentium Plus'" fo:font-size="10pt" style:font-size-asian="10pt" style:font-name-complex="Times New Roman" style:font-family-complex="'Times New Roman'" style:font-family-generic-complex="roman"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style:font-name="Gentium Plus" fo:font-family="'Gentium Plus'" fo:font-size="10pt" fo:font-style="italic"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Gentium Plus" fo:font-family="'Gentium Plus'" fo:font-size="10pt" style:font-size-asian="10pt" style:font-name-complex="Times New Roman" style:font-family-complex="'Times New Roman'" style:font-family-generic-complex="roman" style:font-size-complex="10pt"/>
    </style:style>
    <style:style style:name="_2e_a1" style:display-name=".a1" style:family="paragraph" style:parent-style-name="Standard" style:master-page-name="">
      <style:paragraph-properties fo:margin-top="0.25cm" fo:margin-bottom="0cm" style:contextual-spacing="false"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_2e_n1" style:display-name=".n1" style:family="paragraph" style:parent-style-name="Standard" style:next-style-name="_2e_a1" style:master-page-name="">
      <style:paragraph-properties style:page-number="auto" fo:break-before="page"/>
      <style:text-properties fo:font-size="12pt" fo:font-weight="bold"/>
    </style:style>
    <style:style style:name="_2e_tab1_20_lewo" style:display-name=".tab1 lewo" style:family="paragraph" style:parent-style-name="Standard"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_2e_li1_20_123" style:display-name=".li1 123" style:family="paragraph" style:parent-style-name="Standard" style:list-style-name="_2e_lista1_20_123" style:master-page-name="">
      <style:paragraph-properties fo:margin-top="0.25cm" fo:margin-bottom="0cm" style:contextual-spacing="true"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2e_a2_20_wysunięcie" style:display-name=".a2 wysunięcie" style:family="paragraph" style:parent-style-name="Standard" style:master-page-name="">
      <style:paragraph-properties fo:margin-left="0.499cm" fo:margin-right="0cm" fo:margin-top="0.25cm" fo:margin-bottom="0cm" style:contextual-spacing="true" fo:hyphenation-ladder-count="no-limit" fo:text-indent="-0.499cm" style:auto-text-indent="false" style:page-number="auto">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_2e_tab3_20_prawo" style:display-name=".tab3 prawo" style:family="paragraph" style:parent-style-name="_2e_tab1_20_lewo">
      <style:paragraph-properties fo:text-align="end" style:justify-single-word="fals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_2e_lista1_20_123" style:display-name=".lista1 123">
      <text:list-level-style-number text:level="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1%.%2%." style:num-suffix="." style:num-format="1" text:display-levels="2">
        <style:list-level-properties text:list-level-position-and-space-mode="label-alignment">
          <style:list-level-label-alignment text:label-followed-by="space" fo:margin-left="0.499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space"/>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cm" fo:margin-bottom="1cm" fo:margin-left="1.401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4T21:23:36.928000000</meta:creation-date>
    <meta:editing-duration>P1DT23H7M46S</meta:editing-duration>
    <meta:editing-cycles>88</meta:editing-cycles>
    <meta:generator>LibreOffice/7.5.9.2$Windows_x86 LibreOffice_project/cdeefe45c17511d326101eed8008ac4092f278a9</meta:generator>
    <dc:date>2025-08-16T00:50:59.936000000</dc:date>
    <meta:print-date>2025-05-10T18:35:53.266000000</meta:print-date>
    <meta:printed-by>PDF files</meta:printed-by>
    <meta:document-statistic meta:table-count="1" meta:image-count="0" meta:object-count="0" meta:page-count="32" meta:paragraph-count="888" meta:word-count="6264" meta:character-count="38704" meta:non-whitespace-character-count="33260"/>
    <meta:template xlink:type="simple" xlink:actuate="onRequest" xlink:title="gentium plus 10" xlink:href="../../Downloads/LibreOfficePortablePrevious/Data/settings/user/template/gentium%20plus%2010.ott" meta:date="2025-04-04T21:23:36.674000000"/>
  </office:meta>
</office:document-meta>
</file>